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2in"/>
    </style:style>
    <style:style style:name="co2" style:family="table-column">
      <style:table-column-properties fo:break-before="auto" style:column-width="0.678in"/>
    </style:style>
    <style:style style:name="co3" style:family="table-column">
      <style:table-column-properties fo:break-before="auto" style:column-width="2.1071in"/>
    </style:style>
    <style:style style:name="co4" style:family="table-column">
      <style:table-column-properties fo:break-before="auto" style:column-width="1.6346in"/>
    </style:style>
    <style:style style:name="co5" style:family="table-column">
      <style:table-column-properties fo:break-before="auto" style:column-width="5.4126in"/>
    </style:style>
    <style:style style:name="co6" style:family="table-column">
      <style:table-column-properties fo:break-before="auto" style:column-width="0.8925in"/>
    </style:style>
    <style:style style:name="co7" style:family="table-column">
      <style:table-column-properties fo:break-before="auto" style:column-width="0.6173in"/>
    </style:style>
    <style:style style:name="co8" style:family="table-column">
      <style:table-column-properties fo:break-before="auto" style:column-width="0.811in"/>
    </style:style>
    <style:style style:name="co9" style:family="table-column">
      <style:table-column-properties fo:break-before="auto" style:column-width="1.6583in"/>
    </style:style>
    <style:style style:name="co10" style:family="table-column">
      <style:table-column-properties fo:break-before="auto" style:column-width="1.4043in"/>
    </style:style>
    <style:style style:name="co11" style:family="table-column">
      <style:table-column-properties fo:break-before="auto" style:column-width="4.1165in"/>
    </style:style>
    <style:style style:name="co12" style:family="table-column">
      <style:table-column-properties fo:break-before="auto" style:column-width="1.4409in"/>
    </style:style>
    <style:style style:name="co13" style:family="table-column">
      <style:table-column-properties fo:break-before="auto" style:column-width="0.6291in"/>
    </style:style>
    <style:style style:name="co14" style:family="table-column">
      <style:table-column-properties fo:break-before="auto" style:column-width="0.5571in"/>
    </style:style>
    <style:style style:name="co15" style:family="table-column">
      <style:table-column-properties fo:break-before="auto" style:column-width="1.4772in"/>
    </style:style>
    <style:style style:name="co16" style:family="table-column">
      <style:table-column-properties fo:break-before="auto" style:column-width="2.0945in"/>
    </style:style>
    <style:style style:name="co17" style:family="table-column">
      <style:table-column-properties fo:break-before="auto" style:column-width="5.3882in"/>
    </style:style>
    <style:style style:name="co18" style:family="table-column">
      <style:table-column-properties fo:break-before="auto" style:column-width="1.6465in"/>
    </style:style>
    <style:style style:name="co19" style:family="table-column">
      <style:table-column-properties fo:break-before="auto" style:column-width="0.6535in"/>
    </style:style>
    <style:style style:name="co20" style:family="table-column">
      <style:table-column-properties fo:break-before="auto" style:column-width="1.6102in"/>
    </style:style>
    <style:style style:name="co21" style:family="table-column">
      <style:table-column-properties fo:break-before="auto" style:column-width="1.55in"/>
    </style:style>
    <style:style style:name="co22" style:family="table-column">
      <style:table-column-properties fo:break-before="auto" style:column-width="4.1535in"/>
    </style:style>
    <style:style style:name="co23" style:family="table-column">
      <style:table-column-properties fo:break-before="auto" style:column-width="1.5736in"/>
    </style:style>
    <style:style style:name="co24" style:family="table-column">
      <style:table-column-properties fo:break-before="auto" style:column-width="0.6898in"/>
    </style:style>
    <style:style style:name="co25" style:family="table-column">
      <style:table-column-properties fo:break-before="auto" style:column-width="1.7673in"/>
    </style:style>
    <style:style style:name="co26" style:family="table-column">
      <style:table-column-properties fo:break-before="auto" style:column-width="4.8311in"/>
    </style:style>
    <style:style style:name="co27" style:family="table-column">
      <style:table-column-properties fo:break-before="auto" style:column-width="1.598in"/>
    </style:style>
    <style:style style:name="co28" style:family="table-column">
      <style:table-column-properties fo:break-before="auto" style:column-width="0.6417in"/>
    </style:style>
    <style:style style:name="co29" style:family="table-column">
      <style:table-column-properties fo:break-before="auto" style:column-width="1.7311in"/>
    </style:style>
    <style:style style:name="co30" style:family="table-column">
      <style:table-column-properties fo:break-before="auto" style:column-width="4.2016in"/>
    </style:style>
    <style:style style:name="co31" style:family="table-column">
      <style:table-column-properties fo:break-before="auto" style:column-width="1.7437in"/>
    </style:style>
    <style:style style:name="co32" style:family="table-column">
      <style:table-column-properties fo:break-before="auto" style:column-width="1.9252in"/>
    </style:style>
    <style:style style:name="co33" style:family="table-column">
      <style:table-column-properties fo:break-before="auto" style:column-width="2.0701in"/>
    </style:style>
    <style:style style:name="co34" style:family="table-column">
      <style:table-column-properties fo:break-before="auto" style:column-width="4.2866in"/>
    </style:style>
    <style:style style:name="co35" style:family="table-column">
      <style:table-column-properties fo:break-before="auto" style:column-width="2.022in"/>
    </style:style>
    <style:style style:name="co36" style:family="table-column">
      <style:table-column-properties fo:break-before="auto" style:column-width="5.328in"/>
    </style:style>
    <style:style style:name="co37" style:family="table-column">
      <style:table-column-properties fo:break-before="auto" style:column-width="1.5374in"/>
    </style:style>
    <style:style style:name="co38" style:family="table-column">
      <style:table-column-properties fo:break-before="auto" style:column-width="2.0098in"/>
    </style:style>
    <style:style style:name="co39" style:family="table-column">
      <style:table-column-properties fo:break-before="auto" style:column-width="5.5063in"/>
    </style:style>
    <style:style style:name="ro1" style:family="table-row">
      <style:table-row-properties style:row-height="0.1752in" fo:break-before="auto" style:use-optimal-row-height="true"/>
    </style:style>
    <style:style style:name="ro2" style:family="table-row">
      <style:table-row-properties style:row-height="0.4819in" fo:break-before="auto" style:use-optimal-row-height="true"/>
    </style:style>
    <style:style style:name="ro3" style:family="table-row">
      <style:table-row-properties style:row-height="0.6307in" fo:break-before="auto" style:use-optimal-row-height="true"/>
    </style:style>
    <style:style style:name="ro4" style:family="table-row">
      <style:table-row-properties style:row-height="1.8425in" fo:break-before="auto" style:use-optimal-row-height="true"/>
    </style:style>
    <style:style style:name="ro5" style:family="table-row">
      <style:table-row-properties style:row-height="0.3335in" fo:break-before="auto" style:use-optimal-row-height="true"/>
    </style:style>
    <style:style style:name="ro6" style:family="table-row">
      <style:table-row-properties style:row-height="1.0874in" fo:break-before="auto" style:use-optimal-row-height="true"/>
    </style:style>
    <style:style style:name="ro7" style:family="table-row">
      <style:table-row-properties style:row-height="0.1701in" fo:break-before="auto" style:use-optimal-row-height="false"/>
    </style:style>
    <style:style style:name="ro8" style:family="table-row">
      <style:table-row-properties style:row-height="0.7783in" fo:break-before="auto" style:use-optimal-row-height="true"/>
    </style:style>
    <style:style style:name="ro9" style:family="table-row">
      <style:table-row-properties style:row-height="0.1736in" fo:break-before="auto" style:use-optimal-row-height="true"/>
    </style:style>
    <style:style style:name="ro10" style:family="table-row">
      <style:table-row-properties style:row-height="0.9398in" fo:break-before="auto" style:use-optimal-row-height="true"/>
    </style:style>
    <style:style style:name="ro11" style:family="table-row">
      <style:table-row-properties style:row-height="1.2362in" fo:break-before="auto" style:use-optimal-row-height="true"/>
    </style:style>
    <style:style style:name="ro12" style:family="table-row">
      <style:table-row-properties style:row-height="1.6937in" fo:break-before="auto" style:use-optimal-row-height="true"/>
    </style:style>
    <style:style style:name="ro13" style:family="table-row">
      <style:table-row-properties style:row-height="1.5453in" fo:break-before="auto" style:use-optimal-row-height="true"/>
    </style:style>
    <style:style style:name="ro14" style:family="table-row">
      <style:table-row-properties style:row-height="2.1516in" fo:break-before="auto" style:use-optimal-row-height="true"/>
    </style:style>
    <style:style style:name="ro15" style:family="table-row">
      <style:table-row-properties style:row-height="1.9902in" fo:break-before="auto" style:use-optimal-row-height="true"/>
    </style:style>
    <style:style style:name="ro16" style:family="table-row">
      <style:table-row-properties style:row-height="2.7571in" fo:break-before="auto" style:use-optimal-row-height="true"/>
    </style:style>
    <style:style style:name="ro17" style:family="table-row">
      <style:table-row-properties style:row-height="1.3846in" fo:break-before="auto" style:use-optimal-row-height="true"/>
    </style:style>
    <style:style style:name="ro18" style:family="table-row">
      <style:table-row-properties style:row-height="2.299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2" style:family="table-cell" style:parent-style-name="Default" style:data-style-name="N100">
      <style:table-cell-properties style:text-align-source="fix" style:repeat-content="false"/>
      <style:paragraph-properties fo:text-align="end"/>
    </style:style>
    <style:style style:name="ce3"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4" style:family="table-cell" style:parent-style-name="Default" style:data-style-name="N100">
      <style:table-cell-properties style:text-align-source="fix" style:repeat-content="false" fo:wrap-option="wrap"/>
      <style:paragraph-properties fo:text-align="end"/>
    </style:style>
    <style:style style:name="ce5" style:family="table-cell" style:parent-style-name="Default">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wrap-option="wrap"/>
      <style:paragraph-properties fo:text-align="end"/>
    </style:style>
    <style:style style:name="ce7" style:family="table-cell" style:parent-style-name="Default" style:data-style-name="N100">
      <style:table-cell-properties fo:wrap-option="wrap"/>
    </style:style>
    <style:style style:name="ce8" style:family="table-cell" style:parent-style-name="Default">
      <style:table-cell-properties fo:wrap-option="wrap"/>
    </style:style>
    <style:style style:name="ce9" style:family="table-cell" style:parent-style-name="Default">
      <style:table-cell-properties style:text-align-source="fix" style:repeat-content="false"/>
      <style:paragraph-properties fo:text-align="center"/>
    </style:style>
    <style:style style:name="ce10"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11"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1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fo:font-weight="normal" style:font-weight-asian="normal" style:font-weight-complex="normal"/>
    </style:style>
    <style:style style:name="ce1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normal" style:font-weight-asian="normal" style:font-weight-complex="normal"/>
    </style:style>
    <style:style style:name="ce14"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language-complex="en" style:country-complex="US" style:font-weight-complex="normal"/>
    </style:style>
    <style:style style:name="ce16" style:family="table-cell" style:parent-style-name="Default" style:data-style-name="N100">
      <style:table-cell-properties style:text-align-source="fix" style:repeat-content="false" fo:wrap-option="wrap"/>
      <style:paragraph-properties fo:text-align="start"/>
    </style:style>
    <style:style style:name="ce17" style:family="table-cell" style:parent-style-name="Default">
      <style:table-cell-properties style:text-align-source="fix" style:repeat-content="false"/>
      <style:paragraph-properties fo:text-align="center"/>
      <style:text-properties fo:font-weight="normal" style:font-weight-asian="normal" style:font-weight-complex="normal"/>
    </style:style>
    <style:style style:name="ce18" style:family="table-cell" style:parent-style-name="Default">
      <style:table-cell-properties fo:wrap-option="wrap"/>
      <style:text-properties style:font-name="F" fo:language="en" fo:country="US" style:font-name-asian="F" style:language-asian="en" style:country-asian="US" style:font-name-complex="F" style:font-size-complex="5.65000009536743pt" style:language-complex="en" style:country-complex="US"/>
    </style:style>
    <style:style style:name="ce19" style:family="table-cell" style:parent-style-name="Default" style:data-style-name="N100">
      <style:table-cell-properties fo:wrap-option="wrap" fo:padding-bottom="0.0193in" fo:padding-left="0.0138in" fo:padding-right="0.0138in" fo:padding-top="0.0193in"/>
    </style:style>
    <style:style style:name="ce20" style:family="table-cell" style:parent-style-name="Default">
      <style:table-cell-properties fo:wrap-option="wrap"/>
      <style:text-properties style:font-name="F" style:font-name-asian="F" style:font-name-complex="F" style:font-size-complex="5.65000009536743pt"/>
    </style:style>
    <style:style style:name="ce21" style:family="table-cell" style:parent-style-name="Default">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22" style:family="table-cell" style:parent-style-name="Default">
      <style:table-cell-properties style:text-align-source="fix" style:repeat-content="false"/>
      <style:paragraph-properties fo:text-align="end"/>
    </style:style>
    <style:style style:name="ce23" style:family="table-cell" style:parent-style-name="Default" style:data-style-name="N100">
      <style:table-cell-properties style:text-align-source="fix" style:repeat-content="false" fo:wrap-option="wrap"/>
      <style:paragraph-properties fo:text-align="center"/>
    </style:style>
    <style:style style:name="ce2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25" style:family="table-cell" style:parent-style-name="Default">
      <style:table-cell-properties style:text-align-source="fix" style:repeat-content="false"/>
      <style:paragraph-properties fo:text-align="start"/>
    </style:style>
    <style:style style:name="ce2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27" style:family="table-cell" style:parent-style-name="Default" style:data-style-name="N100">
      <style:table-cell-properties fo:wrap-option="wrap"/>
      <style:text-properties style:font-name="F" fo:language="en" fo:country="US" style:font-name-asian="F" style:language-asian="en" style:country-asian="US" style:font-name-complex="F" style:font-size-complex="5.65000009536743pt" style:language-complex="en" style:country-complex="US"/>
    </style:style>
    <style:style style:name="ce2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font-name="F" fo:font-weight="normal" style:font-name-asian="F" style:font-weight-asian="normal" style:font-name-complex="F" style:font-size-complex="5.65000009536743pt" style:font-weight-complex="normal"/>
    </style:style>
    <style:style style:name="ce29" style:family="table-cell" style:parent-style-name="Default" style:data-style-name="N100">
      <style:table-cell-properties fo:wrap-option="wrap"/>
      <style:text-properties style:font-name="F" style:font-name-asian="F" style:font-name-complex="F" style:font-size-complex="5.65000009536743pt"/>
    </style:style>
    <style:style style:name="ce30" style:family="table-cell" style:parent-style-name="Default" style:data-style-name="N100">
      <style:table-cell-properties fo:wrap-option="wrap"/>
      <style:text-properties fo:language="en" fo:country="US" style:language-asian="en" style:country-asian="US" style:language-complex="en" style:country-complex="US"/>
    </style:style>
    <style:style style:name="ce31" style:family="table-cell" style:parent-style-name="Default" style:data-style-name="N100">
      <style:table-cell-properties fo:wrap-option="wrap"/>
      <style:text-properties style:font-name="F" fo:font-weight="normal" style:font-name-asian="F" style:font-weight-asian="bold" style:font-name-complex="F" style:font-size-complex="5.65000009536743pt" style:font-weight-complex="bold"/>
    </style:style>
    <style:style style:name="ce32" style:family="table-cell" style:parent-style-name="Default" style:data-style-name="N100">
      <style:table-cell-properties style:text-align-source="fix" style:repeat-content="false" fo:wrap-option="no-wrap"/>
      <style:paragraph-properties fo:text-align="start"/>
    </style:style>
    <style:style style:name="ce33"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3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bold" style:font-weight-asian="bold" style:font-weight-complex="bold"/>
    </style:style>
    <style:style style:name="ce35" style:family="table-cell" style:parent-style-name="Default" style:data-style-name="N100">
      <style:table-cell-properties fo:wrap-option="wrap"/>
      <style:text-properties fo:font-weight="normal" style:font-weight-asian="normal" style:font-weight-complex="normal"/>
    </style:style>
    <style:style style:name="T1" style:family="text">
      <style:text-properties style:font-name="F" fo:font-size="10pt" style:font-name-asian="F" style:font-size-asian="10pt" style:font-name-complex="F" style:font-size-complex="5.69999980926514pt"/>
    </style:style>
    <style:style style:name="T2" style:family="text">
      <style:text-properties style:font-name="F" style:font-name-asian="F" style:font-name-complex="F" style:font-size-complex="5.69999980926514pt"/>
    </style:style>
    <style:style style:name="T3" style:family="text">
      <style:text-properties style:font-name-asian="F" style:font-name-complex="F" style:font-size-complex="5.69999980926514pt"/>
    </style:style>
    <style:style style:name="T4" style:family="text">
      <style:text-properties fo:font-size="10pt" style:font-name-asian="F" style:font-size-asian="10pt" style:font-name-complex="F" style:font-size-complex="5.69999980926514pt"/>
    </style:style>
    <style:style style:name="T5" style:family="text">
      <style:text-properties fo:font-weight="bold" style:font-weight-asian="bold" style:font-weight-complex="bold"/>
    </style:style>
    <style:style style:name="T6" style:family="text">
      <style:text-properties style:font-name="F" fo:font-size="6.5pt" style:font-name-asian="F" style:font-size-asian="6.5pt" style:font-name-complex="F" style:font-size-complex="3.70000004768372pt"/>
    </style:style>
    <style:style style:name="T7" style:family="text">
      <style:text-properties style:text-position="super 58%" style:font-name="F" fo:font-size="6.5pt" style:font-name-asian="F" style:font-size-asian="6.5pt" style:font-name-complex="F" style:font-size-complex="3.70000004768372pt"/>
    </style:style>
    <style:style style:name="T8" style:family="text">
      <style:text-properties style:text-position="super 58%" style:font-name="F" fo:font-size="10pt" style:font-name-asian="F" style:font-size-asian="10pt" style:font-name-complex="F" style:font-size-complex="5.69999980926514pt"/>
    </style:style>
    <style:style style:name="T9" style:family="text">
      <style:text-properties style:text-position="super 58%" style:font-name-asian="F" style:font-name-complex="F" style:font-size-complex="5.69999980926514pt"/>
    </style:style>
    <style:style style:name="T10" style:family="text">
      <style:text-properties style:font-name-asian="F" style:font-weight-asian="bold" style:font-name-complex="F" style:font-size-complex="5.69999980926514pt" style:font-weight-complex="bold"/>
    </style:style>
    <style:style style:name="T11" style:family="text">
      <style:text-properties style:font-size-complex="5.69999980926514pt"/>
    </style:style>
    <style:style style:name="T12" style:family="text">
      <style:text-properties fo:font-weight="bold" style:font-name-asian="F" style:font-weight-asian="bold" style:font-name-complex="F" style:font-size-complex="5.69999980926514pt" style:font-weight-complex="bold"/>
    </style:style>
    <style:style style:name="T13" style:family="text">
      <style:text-properties style:font-name="F" fo:font-weight="bold" style:font-name-asian="F" style:font-weight-asian="bold" style:font-name-complex="F" style:font-size-complex="5.69999980926514pt" style:font-weight-complex="bold"/>
    </style:style>
    <style:style style:name="T14" style:family="text">
      <style:text-properties style:font-name="F" fo:font-size="10pt" fo:font-weight="bold" style:font-name-asian="F" style:font-size-asian="10pt" style:font-weight-asian="bold" style:font-name-complex="F" style:font-size-complex="5.69999980926514pt" style:font-weight-complex="bold"/>
    </style:style>
    <style:style style:name="T15" style:family="text">
      <style:text-properties style:font-name="F" fo:font-weight="normal" style:font-name-asian="F" style:font-weight-asian="normal" style:font-name-complex="F" style:font-size-complex="5.69999980926514pt" style:font-weight-complex="normal"/>
    </style:style>
    <style:style style:name="T16" style:family="text">
      <style:text-properties style:font-name="F" style:font-name-asian="F" style:font-weight-asian="bold" style:font-name-complex="F" style:font-size-complex="5.69999980926514pt" style:font-weight-complex="bold"/>
    </style:style>
  </office:automatic-styles>
  <office:body>
    <office:spreadsheet>
      <table:table table:name="War events" table:style-name="ta1" table:print="false">
        <table:table-column table:style-name="co1" table:default-cell-style-name="ce2"/>
        <table:table-column table:style-name="co2" table:default-cell-style-name="ce2"/>
        <table:table-column table:style-name="co3" table:default-cell-style-name="ce4"/>
        <table:table-column table:style-name="co4" table:default-cell-style-name="ce6"/>
        <table:table-column table:style-name="co5" table:default-cell-style-name="ce7"/>
        <table:table-column table:style-name="co3" table:default-cell-style-name="ce8"/>
        <table:table-column table:style-name="co6" table:number-columns-repeated="1018" table:default-cell-style-name="Default"/>
        <table:table-row table:style-name="ro1">
          <table:table-cell table:style-name="ce1" office:value-type="string">
            <text:p>Chapter</text:p>
          </table:table-cell>
          <table:table-cell table:style-name="ce1" office:value-type="string">
            <text:p>Page</text:p>
          </table:table-cell>
          <table:table-cell table:style-name="ce3" office:value-type="string">
            <text:p>Timestamp given</text:p>
          </table:table-cell>
          <table:table-cell table:style-name="ce5" office:value-type="string">
            <text:p>Actual timestamp</text:p>
          </table:table-cell>
          <table:table-cell table:style-name="ce3" office:value-type="string">
            <text:p>Event</text:p>
          </table:table-cell>
          <table:table-cell table:style-name="ce5" office:value-type="string">
            <text:p>Notes/Comments</text:p>
          </table:table-cell>
          <table:table-cell table:style-name="ce9" table:number-columns-repeated="1018"/>
        </table:table-row>
        <table:table-row table:style-name="ro2">
          <table:table-cell office:value-type="float" office:value="25">
            <text:p>25</text:p>
          </table:table-cell>
          <table:table-cell office:value-type="float" office:value="277">
            <text:p>277</text:p>
          </table:table-cell>
          <table:table-cell office:value-type="string">
            <text:p>April, 1930</text:p>
          </table:table-cell>
          <table:table-cell/>
          <table:table-cell office:value-type="string">
            <text:p>Japan declared war on the US and Spain joined forces with her. <text:s/>They secured the aid of Mexico and established an air base there. <text:s/></text:p>
          </table:table-cell>
          <table:table-cell table:number-columns-repeated="1019"/>
        </table:table-row>
        <table:table-row table:style-name="ro3">
          <table:table-cell office:value-type="float" office:value="25">
            <text:p>25</text:p>
          </table:table-cell>
          <table:table-cell office:value-type="float" office:value="278">
            <text:p>278</text:p>
          </table:table-cell>
          <table:table-cell office:value-type="string">
            <text:p>None given, but guessing April 1930</text:p>
          </table:table-cell>
          <table:table-cell/>
          <table:table-cell office:value-type="string">
            <text:p>Japan attacks the Pacific Coast (around LA and SF) with noiseless airplanes. <text:s/>Destroys many US battleships in the Pacific using bombs from noiseless airplanes at great heights. <text:s/>US defeat was swift and severe. <text:s/>Japan victory gained on water.</text:p>
          </table:table-cell>
          <table:table-cell table:number-columns-repeated="1019"/>
        </table:table-row>
        <table:table-row table:style-name="ro4">
          <table:table-cell office:value-type="float" office:value="25">
            <text:p>25</text:p>
          </table:table-cell>
          <table:table-cell office:value-type="string">
            <text:p>279-280</text:p>
          </table:table-cell>
          <table:table-cell office:value-type="string">
            <text:p>Middle of May</text:p>
          </table:table-cell>
          <table:table-cell/>
          <table:table-cell office:value-type="string">
            <text:p>Japan attacks LA. <text:s/>Silent motor and planes at great height were used by Japan. <text:s/>Bombs used by Japan. <text:s/><text:span text:style-name="T1"><text:s/></text:span><text:span text:style-name="T1">Then the giant aircraft guns </text:span><text:span text:style-name="T1">were trained on the enemy,</text:span></text:p>
            <text:p><text:span text:style-name="T2">but the distance was so great </text:span><text:span text:style-name="T2">and the planes moving so</text:span></text:p>
            <text:p><text:span text:style-name="T2">swiftly, that they were unable </text:span><text:span text:style-name="T2">to do much damage.</text:span></text:p>
            <text:p><text:span text:style-name="T2">They only succeeded in </text:span><text:span text:style-name="T2">bringing down three of the </text:span><text:span text:style-name="T2">bombing</text:span></text:p>
            <text:p><text:span text:style-name="T2">planes. The United States </text:span><text:span text:style-name="T2">scouting planes were</text:span></text:p>
            <text:p><text:span text:style-name="T2">sent out immediately, followed </text:span><text:span text:style-name="T2">by the fighting planes</text:span></text:p>
            <text:p><text:span text:style-name="T2">carrying 6-inch guns. They </text:span><text:span text:style-name="T2">found that the Japanese</text:span></text:p>
            <text:p><text:span text:style-name="T2">planes were dropping bombs </text:span><text:span text:style-name="T2">from a height of 60,000</text:span></text:p>
            <text:p><text:span text:style-name="T2">to 80,000 feet and the United </text:span><text:span text:style-name="T2">States planes were unable</text:span></text:p>
            <text:p><text:span text:style-name="T2">to rise high enough to attack </text:span><text:span text:style-name="T2">them.</text:span></text:p>
          </table:table-cell>
          <table:table-cell table:number-columns-repeated="1019"/>
        </table:table-row>
        <table:table-row table:style-name="ro4" table:number-rows-repeated="1048571">
          <table:table-cell table:number-columns-repeated="1024"/>
        </table:table-row>
        <table:table-row table:style-name="ro4">
          <table:table-cell table:number-columns-repeated="1024"/>
        </table:table-row>
      </table:table>
      <table:table table:name="RG sickness and injuries" table:style-name="ta1" table:print="false">
        <table:table-column table:style-name="co7" table:default-cell-style-name="ce2"/>
        <table:table-column table:style-name="co8" table:default-cell-style-name="ce2"/>
        <table:table-column table:style-name="co9" table:default-cell-style-name="ce4"/>
        <table:table-column table:style-name="co10" table:default-cell-style-name="ce4"/>
        <table:table-column table:style-name="co11" table:default-cell-style-name="ce16"/>
        <table:table-column table:style-name="co12" table:default-cell-style-name="ce7"/>
        <table:table-column table:style-name="co6" table:number-columns-repeated="1018" table:default-cell-style-name="Default"/>
        <table:table-row table:style-name="ro1">
          <table:table-cell table:style-name="ce1" office:value-type="string">
            <text:p>Chapter</text:p>
          </table:table-cell>
          <table:table-cell table:style-name="ce1" office:value-type="string">
            <text:p>Page</text:p>
          </table:table-cell>
          <table:table-cell table:style-name="ce11" office:value-type="string">
            <text:p>Timestamp given</text:p>
          </table:table-cell>
          <table:table-cell table:style-name="ce3" office:value-type="string">
            <text:p>Actual timestamp</text:p>
          </table:table-cell>
          <table:table-cell table:style-name="ce14" office:value-type="string">
            <text:p>Event</text:p>
          </table:table-cell>
          <table:table-cell table:style-name="ce3" office:value-type="string">
            <text:p>Notes/Comments</text:p>
          </table:table-cell>
          <table:table-cell table:style-name="ce9" table:number-columns-repeated="1018"/>
        </table:table-row>
        <table:table-row table:style-name="ro5">
          <table:table-cell table:style-name="ce10" office:value-type="string">
            <text:p>2</text:p>
          </table:table-cell>
          <table:table-cell table:style-name="ce10" office:value-type="string">
            <text:p>6</text:p>
          </table:table-cell>
          <table:table-cell table:style-name="ce12" office:value-type="string">
            <text:p>Spring 1913</text:p>
          </table:table-cell>
          <table:table-cell table:style-name="ce13"/>
          <table:table-cell table:style-name="ce15" office:value-type="string">
            <text:p><text:span text:style-name="T2">Robert suffers from sever </text:span><text:span text:style-name="T2">illness.</text:span><text:span text:style-name="T1"> For a few months his </text:span><text:span text:style-name="T1">life was despaired </text:span><text:span text:style-name="T2">of, but he </text:span><text:span text:style-name="T2">quickly recovered.</text:span></text:p>
          </table:table-cell>
          <table:table-cell table:style-name="ce13"/>
          <table:table-cell table:style-name="ce17" table:number-columns-repeated="1018"/>
        </table:table-row>
        <table:table-row table:style-name="ro2">
          <table:table-cell office:value-type="string">
            <text:p>2</text:p>
          </table:table-cell>
          <table:table-cell office:value-type="string">
            <text:p>14</text:p>
          </table:table-cell>
          <table:table-cell office:value-type="string">
            <text:p>July 1919</text:p>
          </table:table-cell>
          <table:table-cell table:style-name="ce7"/>
          <table:table-cell office:value-type="string">
            <text:p>Serious automobile accident. <text:s/>Robert's arm was broken and he suffered internal injuries. <text:s/>He was taken to the hospital where he lay for several weeks before recovery.</text:p>
          </table:table-cell>
          <table:table-cell table:number-columns-repeated="1019"/>
        </table:table-row>
        <table:table-row table:style-name="ro5">
          <table:table-cell office:value-type="string">
            <text:p>2</text:p>
          </table:table-cell>
          <table:table-cell office:value-type="string">
            <text:p>15</text:p>
          </table:table-cell>
          <table:table-cell office:value-type="string">
            <text:p>Fall of 1919 through Spring 1920</text:p>
          </table:table-cell>
          <table:table-cell table:style-name="ce7"/>
          <table:table-cell office:value-type="string">
            <text:p>Health not good / inability to concentrate. <text:s/></text:p>
          </table:table-cell>
          <table:table-cell table:number-columns-repeated="1019"/>
        </table:table-row>
        <table:table-row table:style-name="ro5">
          <table:table-cell office:value-type="string">
            <text:p>2</text:p>
          </table:table-cell>
          <table:table-cell office:value-type="string">
            <text:p>16</text:p>
          </table:table-cell>
          <table:table-cell office:value-type="string">
            <text:p>Spring and Summer of 1920</text:p>
          </table:table-cell>
          <table:table-cell table:style-name="ce7"/>
          <table:table-cell office:value-type="string">
            <text:p>RG became very ill again from malaria.</text:p>
          </table:table-cell>
          <table:table-cell table:number-columns-repeated="1019"/>
        </table:table-row>
        <table:table-row table:style-name="ro6">
          <table:table-cell office:value-type="string">
            <text:p>2</text:p>
          </table:table-cell>
          <table:table-cell office:value-type="string">
            <text:p>15</text:p>
          </table:table-cell>
          <table:table-cell office:value-type="string">
            <text:p>Spring of 1920</text:p>
          </table:table-cell>
          <table:table-cell/>
          <table:table-cell table:style-name="Default" office:value-type="string">
            <text:p><text:s/>In the Spring of 1920, just before the close of school,</text:p>
            <text:p>Robert’s father obtained help to cultivate the cotton</text:p>
            <text:p>plantation. He thought it best that Robert should come</text:p>
            <text:p>home that summer and help to work on the farm, but</text:p>
            <text:p>again the boy refused, and met with stubborn opposition</text:p>
            <text:p>and abuse from his brother, who called him “the fool</text:p>
            <text:p>Inventor”</text:p>
          </table:table-cell>
          <table:table-cell table:number-columns-repeated="1019"/>
        </table:table-row>
        <table:table-row table:style-name="ro6" table:number-rows-repeated="1048569">
          <table:table-cell table:number-columns-repeated="1024"/>
        </table:table-row>
        <table:table-row table:style-name="ro6">
          <table:table-cell table:number-columns-repeated="1024"/>
        </table:table-row>
      </table:table>
      <table:table table:name="War before pg. 277" table:style-name="ta1" table:print="false">
        <table:table-column table:style-name="co13" table:default-cell-style-name="ce8"/>
        <table:table-column table:style-name="co14" table:default-cell-style-name="ce8"/>
        <table:table-column table:style-name="co15" table:default-cell-style-name="ce8"/>
        <table:table-column table:style-name="co16" table:default-cell-style-name="ce7"/>
        <table:table-column table:style-name="co17" table:default-cell-style-name="ce8"/>
        <table:table-column table:style-name="co18" table:default-cell-style-name="ce8"/>
        <table:table-row table:style-name="ro7">
          <table:table-cell table:style-name="ce3" office:value-type="string">
            <text:p>Chapter</text:p>
          </table:table-cell>
          <table:table-cell table:style-name="ce3" office:value-type="string">
            <text:p>Page</text:p>
          </table:table-cell>
          <table:table-cell table:style-name="ce3" office:value-type="string">
            <text:p>Timestamp given</text:p>
          </table:table-cell>
          <table:table-cell table:style-name="ce3" office:value-type="string">
            <text:p>Actual timestamp</text:p>
          </table:table-cell>
          <table:table-cell table:style-name="ce3" office:value-type="string">
            <text:p>Event</text:p>
          </table:table-cell>
          <table:table-cell table:style-name="ce3" office:value-type="string">
            <text:p>Notes/Comments</text:p>
          </table:table-cell>
        </table:table-row>
        <table:table-row table:style-name="ro2">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18" office:value-type="string">
            <text:p><text:span text:style-name="T3">Calvin Gordon was a Captain </text:span><text:span text:style-name="T3">in the US Army in Spain </text:span><text:span text:style-name="T3">(Spanish-American war). <text:s/></text:span><text:span text:style-name="T4"><text:s/></text:span><text:span text:style-name="T4">Robert’s </text:span><text:span text:style-name="T3">own father went with </text:span><text:span text:style-name="T3">Colonel Roosevelt and became </text:span><text:span text:style-name="T3">a Captain in the Spanish-</text:span><text:span text:style-name="T3">American War in 1898. <text:s/>Ralph </text:span><text:span text:style-name="T3">born in 1898, after father went </text:span><text:span text:style-name="T3">to war.</text:span></text:p>
          </table:table-cell>
          <table:table-cell/>
        </table:table-row>
        <table:table-row table:style-name="ro8">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19"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table-row>
        <table:table-row table:style-name="ro9">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20" office:value-type="string">
            <text:p>Amelia's great-grandfather fought in War of 1812.</text:p>
          </table:table-cell>
          <table:table-cell/>
        </table:table-row>
        <table:table-row table:style-name="ro5">
          <table:table-cell office:value-type="float" office:value="2">
            <text:p>2</text:p>
          </table:table-cell>
          <table:table-cell office:value-type="float" office:value="7">
            <text:p>7</text:p>
          </table:table-cell>
          <table:table-cell table:number-columns-repeated="2"/>
          <table:table-cell table:style-name="ce20" office:value-type="string">
            <text:p><text:s/>Amelia talked of his grandfather, Colonel Robert Gordon, for whom he was named, and how he became famous during the Civil War</text:p>
          </table:table-cell>
          <table:table-cell/>
        </table:table-row>
        <table:table-row table:style-name="ro5">
          <table:table-cell office:value-type="float" office:value="2">
            <text:p>2</text:p>
          </table:table-cell>
          <table:table-cell office:value-type="float" office:value="10">
            <text:p>10</text:p>
          </table:table-cell>
          <table:table-cell office:value-type="float" office:value="1917">
            <text:p>1917</text:p>
          </table:table-cell>
          <table:table-cell/>
          <table:table-cell office:value-type="string">
            <text:p>US entered the World War. <text:s/>RG was 11 years old and had great ambitions to join the Army and go to war. <text:s/>His older brother Ralph joined the Army.</text:p>
          </table:table-cell>
          <table:table-cell/>
        </table:table-row>
        <table:table-row table:style-name="ro10">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office:value-type="string">
            <text:p><text:span text:style-name="T2"><text:s/></text:span><text:span text:style-name="T2">When the armistice came in </text:span><text:span text:style-name="T2">1918, Robert talked with</text:span></text:p>
            <text:p><text:span text:style-name="T2">his mother and father, asking </text:span><text:span text:style-name="T2">them if that would be</text:span></text:p>
            <text:p><text:span text:style-name="T2">the last war. They, of course, </text:span><text:span text:style-name="T2">expressed the hope that</text:span></text:p>
            <text:p><text:span text:style-name="T2">it would be, and Robert said </text:span><text:span text:style-name="T2">that he had read the Bible</text:span></text:p>
            <text:p><text:span text:style-name="T2">and thought that the greatest </text:span><text:span text:style-name="T2">war in history was yet to</text:span></text:p>
            <text:p><text:span text:style-name="T2">Come.</text:span></text:p>
          </table:table-cell>
          <table:table-cell/>
        </table:table-row>
        <table:table-row table:style-name="ro11">
          <table:table-cell office:value-type="float" office:value="2">
            <text:p>2</text:p>
          </table:table-cell>
          <table:table-cell office:value-type="float" office:value="15">
            <text:p>15</text:p>
          </table:table-cell>
          <table:table-cell office:value-type="string">
            <text:p>After/around July 1919</text:p>
          </table:table-cell>
          <table:table-cell/>
          <table:table-cell office:value-type="string">
            <text:p><text:span text:style-name="T2"><text:s/></text:span><text:span text:style-name="T2">His brother Ralph had just </text:span><text:span text:style-name="T2">returned from France,</text:span></text:p>
            <text:p><text:span text:style-name="T2">where he had met with many </text:span><text:span text:style-name="T2">obstacles in the war but</text:span></text:p>
            <text:p><text:span text:style-name="T2">had received no serious injury. </text:span><text:span text:style-name="T2">Robert went home for</text:span></text:p>
            <text:p><text:span text:style-name="T2">a rest after the accident. He had </text:span><text:span text:style-name="T2">many disagreements</text:span></text:p>
            <text:p><text:span text:style-name="T2">and fights with his older </text:span><text:span text:style-name="T2">brother, and it seemed to be</text:span></text:p>
            <text:p><text:span text:style-name="T2">impossible to get along. All of </text:span><text:span text:style-name="T2">the trouble occurred over</text:span></text:p>
            <text:p><text:span text:style-name="T2">the fact that Robert would not </text:span><text:span text:style-name="T2">work on the farm, or</text:span></text:p>
            <text:p><text:span text:style-name="T2">help his brother.</text:span></text:p>
          </table:table-cell>
          <table:table-cell/>
        </table:table-row>
        <table:table-row table:style-name="ro11" table:number-rows-repeated="1048567">
          <table:table-cell table:number-columns-repeated="6"/>
        </table:table-row>
        <table:table-row table:style-name="ro11">
          <table:table-cell table:number-columns-repeated="6"/>
        </table:table-row>
      </table:table>
      <table:table table:name="RG events at age given" table:style-name="ta1" table:print="false">
        <table:table-column table:style-name="co19" table:number-columns-repeated="2" table:default-cell-style-name="ce7"/>
        <table:table-column table:style-name="co20" table:default-cell-style-name="ce7"/>
        <table:table-column table:style-name="co21" table:default-cell-style-name="ce7"/>
        <table:table-column table:style-name="co22" table:default-cell-style-name="ce7"/>
        <table:table-column table:style-name="co23" table:default-cell-style-name="ce7"/>
        <table:table-column table:style-name="co6" table:default-cell-style-name="ce22"/>
        <table:table-row table:style-name="ro1">
          <table:table-cell table:style-name="ce3" office:value-type="string">
            <text:p>Chapter</text:p>
          </table:table-cell>
          <table:table-cell table:style-name="ce3" office:value-type="string">
            <text:p>Page</text:p>
          </table:table-cell>
          <table:table-cell table:style-name="ce3" office:value-type="string">
            <text:p>Timestamp given</text:p>
          </table:table-cell>
          <table:table-cell table:style-name="ce3" office:value-type="string">
            <text:p>Actual timestamp</text:p>
          </table:table-cell>
          <table:table-cell table:style-name="ce3" office:value-type="string">
            <text:p>Event</text:p>
          </table:table-cell>
          <table:table-cell table:style-name="ce3" office:value-type="string">
            <text:p>Notes/Comments</text:p>
          </table:table-cell>
          <table:table-cell table:style-name="ce21" office:value-type="string">
            <text:p>Age</text:p>
          </table:table-cell>
        </table:table-row>
        <table:table-row table:style-name="ro9">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5">
          <table:table-cell office:value-type="string">
            <text:p>1</text:p>
          </table:table-cell>
          <table:table-cell office:value-type="string">
            <text:p>2</text:p>
          </table:table-cell>
          <table:table-cell table:number-columns-repeated="2"/>
          <table:table-cell table:style-name="Default" office:value-type="string">
            <text:p><text:span text:style-name="T2"><text:s/></text:span><text:span text:style-name="T2">When Robert was a little over </text:span><text:span text:style-name="T2">two years old, his</text:span></text:p>
            <text:p><text:span text:style-name="T2">mother gave birth to a girl, the </text:span><text:span text:style-name="T2">first born to her</text:span></text:p>
          </table:table-cell>
          <table:table-cell/>
          <table:table-cell office:value-type="float" office:value="2">
            <text:p>2</text:p>
          </table:table-cell>
        </table:table-row>
        <table:table-row table:style-name="ro2">
          <table:table-cell office:value-type="string">
            <text:p>1</text:p>
          </table:table-cell>
          <table:table-cell office:value-type="string">
            <text:p>2</text:p>
          </table:table-cell>
          <table:table-cell table:number-columns-repeated="2"/>
          <table:table-cell table:style-name="Default" office:value-type="string">
            <text:p><text:span text:style-name="T2"><text:s/></text:span><text:span text:style-name="T2">At about the age of five, his </text:span><text:span text:style-name="T2">mother began to teach</text:span></text:p>
            <text:p><text:span text:style-name="T2">him the alphabet. He learned </text:span><text:span text:style-name="T2">very quickly how to read</text:span></text:p>
            <text:p><text:span text:style-name="T2">and write, before he started to </text:span><text:span text:style-name="T2">school.</text:span></text:p>
          </table:table-cell>
          <table:table-cell/>
          <table:table-cell office:value-type="float" office:value="5">
            <text:p>5</text:p>
          </table:table-cell>
        </table:table-row>
        <table:table-row table:style-name="ro2">
          <table:table-cell table:style-name="ce8" office:value-type="float" office:value="2">
            <text:p>2</text:p>
          </table:table-cell>
          <table:table-cell table:style-name="ce8" office:value-type="float" office:value="10">
            <text:p>10</text:p>
          </table:table-cell>
          <table:table-cell table:style-name="ce8" office:value-type="float" office:value="1917">
            <text:p>1917</text:p>
          </table:table-cell>
          <table:table-cell table:style-name="ce8"/>
          <table:table-cell table:style-name="ce8"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10">
          <table:table-cell office:value-type="string">
            <text:p>2</text:p>
          </table:table-cell>
          <table:table-cell office:value-type="string">
            <text:p>13</text:p>
          </table:table-cell>
          <table:table-cell table:number-columns-repeated="2"/>
          <table:table-cell office:value-type="string">
            <text:p><text:span text:style-name="T2"><text:s/></text:span><text:span text:style-name="T2">when Robert was about </text:span><text:span text:style-name="T2">thirteen years of age, that there</text:span></text:p>
            <text:p><text:span text:style-name="T2">was no use trying to keep him </text:span><text:span text:style-name="T2">on the farm, but that</text:span></text:p>
            <text:p><text:span text:style-name="T2">he should be sent away to </text:span><text:span text:style-name="T2">Texarkana to school, to learn</text:span></text:p>
            <text:p><text:span text:style-name="T2">something and to become </text:span><text:span text:style-name="T2">interested in the things along</text:span></text:p>
            <text:p><text:span text:style-name="T2">which his mind seemed to lead. </text:span><text:span text:style-name="T2"><text:s/></text:span><text:span text:style-name="T1"><text:s/>While in this school he met </text:span><text:span text:style-name="T1">his first real boy chum, </text:span><text:span text:style-name="T2">Walter </text:span><text:span text:style-name="T2">Kennelworth.</text:span></text:p>
          </table:table-cell>
          <table:table-cell/>
          <table:table-cell office:value-type="float" office:value="13">
            <text:p>13</text:p>
          </table:table-cell>
        </table:table-row>
        <table:table-row table:style-name="ro10" table:number-rows-repeated="1048569">
          <table:table-cell table:number-columns-repeated="7"/>
        </table:table-row>
        <table:table-row table:style-name="ro10">
          <table:table-cell table:number-columns-repeated="7"/>
        </table:table-row>
      </table:table>
      <table:table table:name="San Francisco" table:style-name="ta1" table:print="false">
        <table:table-column table:style-name="co2" table:default-cell-style-name="ce4"/>
        <table:table-column table:style-name="co24" table:default-cell-style-name="ce4"/>
        <table:table-column table:style-name="co25" table:default-cell-style-name="ce4"/>
        <table:table-column table:style-name="co4" table:default-cell-style-name="ce4"/>
        <table:table-column table:style-name="co26" table:default-cell-style-name="ce16"/>
        <table:table-column table:style-name="co27" table:default-cell-style-name="ce16"/>
        <table:table-column table:style-name="co6" table:number-columns-repeated="1018" table:default-cell-style-name="ce7"/>
        <table:table-row table:style-name="ro1">
          <table:table-cell table:style-name="ce3" office:value-type="string">
            <text:p>Chapter</text:p>
          </table:table-cell>
          <table:table-cell table:style-name="ce3" office:value-type="string">
            <text:p>Page</text:p>
          </table:table-cell>
          <table:table-cell table:style-name="ce3" office:value-type="string">
            <text:p>Timestamp given</text:p>
          </table:table-cell>
          <table:table-cell table:style-name="ce3" office:value-type="string">
            <text:p>Actual timestamp</text:p>
          </table:table-cell>
          <table:table-cell table:style-name="ce3" office:value-type="string">
            <text:p>Event</text:p>
          </table:table-cell>
          <table:table-cell table:style-name="ce3" office:value-type="string">
            <text:p>Notes/Comments</text:p>
          </table:table-cell>
          <table:table-cell table:style-name="ce23" table:number-columns-repeated="1018"/>
        </table:table-row>
        <table:table-row table:style-name="ro9">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5">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5">two days</text:span> by some war machine. <text:s/></text:p>
          </table:table-cell>
          <table:table-cell table:number-columns-repeated="1019"/>
        </table:table-row>
        <table:table-row table:style-name="ro5" table:number-rows-repeated="1048572">
          <table:table-cell table:number-columns-repeated="1024"/>
        </table:table-row>
        <table:table-row table:style-name="ro5">
          <table:table-cell table:number-columns-repeated="1024"/>
        </table:table-row>
      </table:table>
      <table:table table:name="Texarkana" table:style-name="ta1" table:print="false">
        <table:table-column table:style-name="co28" table:default-cell-style-name="ce7"/>
        <table:table-column table:style-name="co1" table:default-cell-style-name="ce7"/>
        <table:table-column table:style-name="co29" table:default-cell-style-name="ce7"/>
        <table:table-column table:style-name="co27" table:default-cell-style-name="ce7"/>
        <table:table-column table:style-name="co30" table:default-cell-style-name="ce7"/>
        <table:table-column table:style-name="co31" table:default-cell-style-name="ce7"/>
        <table:table-column table:style-name="co6" table:number-columns-repeated="1018" table:default-cell-style-name="ce7"/>
        <table:table-row table:style-name="ro1">
          <table:table-cell table:style-name="ce3" office:value-type="string">
            <text:p>Chapter</text:p>
          </table:table-cell>
          <table:table-cell table:style-name="ce3" office:value-type="string">
            <text:p>Page</text:p>
          </table:table-cell>
          <table:table-cell table:style-name="ce3" office:value-type="string">
            <text:p>Timestamp given</text:p>
          </table:table-cell>
          <table:table-cell table:style-name="ce3" office:value-type="string">
            <text:p>Actual timestamp</text:p>
          </table:table-cell>
          <table:table-cell table:style-name="ce3" office:value-type="string">
            <text:p>Event</text:p>
          </table:table-cell>
          <table:table-cell table:style-name="ce3" office:value-type="string">
            <text:p>Notes/Comments</text:p>
          </table:table-cell>
          <table:table-cell table:number-columns-repeated="1018"/>
        </table:table-row>
        <table:table-row table:style-name="ro11">
          <table:table-cell table:number-columns-repeated="2" office:value-type="float" office:value="1">
            <text:p>1</text:p>
          </table:table-cell>
          <table:table-cell office:value-type="string">
            <text:p>June 9, 1906</text:p>
          </table:table-cell>
          <table:table-cell/>
          <table:table-cell office:value-type="string">
            <text:p>RG is born. <text:s/>In<text:span text:style-name="T1"> the extreme </text:span><text:span text:style-name="T1">northeastern corner of the Lone </text:span><text:span text:style-name="T1">Star</text:span></text:p>
            <text:p><text:span text:style-name="T2">State of Texas, about eight </text:span><text:span text:style-name="T2">miles west of Texarkana,</text:span></text:p>
            <text:p><text:span text:style-name="T2">in a lonely farm-house on </text:span><text:span text:style-name="T2">Sunday morning, June</text:span></text:p>
            <text:p><text:span text:style-name="T2">10</text:span><text:span text:style-name="T6">th</text:span><text:span text:style-name="T2"> , Amelia Gordon turned </text:span><text:span text:style-name="T2">over in her bed and</text:span></text:p>
            <text:p><text:span text:style-name="T2">watched the sunlight streaming </text:span><text:span text:style-name="T2">thru the window on</text:span></text:p>
            <text:p><text:span text:style-name="T2">the head of her new-born son. </text:span><text:span text:style-name="T2">She had always hoped</text:span></text:p>
            <text:p><text:span text:style-name="T2">that this, her third son, would </text:span><text:span text:style-name="T2">be born on Sunday, but</text:span></text:p>
            <text:p><text:span text:style-name="T2">he was born late Saturday </text:span><text:span text:style-name="T2">night, June 9</text:span><text:span text:style-name="T6">th</text:span><text:span text:style-name="T2"> , 1906.</text:span></text:p>
          </table:table-cell>
          <table:table-cell table:number-columns-repeated="1019"/>
        </table:table-row>
        <table:table-row table:style-name="ro11" table:number-rows-repeated="1048573">
          <table:table-cell table:number-columns-repeated="1024"/>
        </table:table-row>
        <table:table-row table:style-name="ro11">
          <table:table-cell table:number-columns-repeated="1024"/>
        </table:table-row>
      </table:table>
      <table:table table:name="New York" table:style-name="ta1" table:print="false">
        <table:table-column table:style-name="co2" table:number-columns-repeated="2" table:default-cell-style-name="ce7"/>
        <table:table-column table:style-name="co32" table:default-cell-style-name="ce7"/>
        <table:table-column table:style-name="co33" table:default-cell-style-name="ce7"/>
        <table:table-column table:style-name="co34" table:default-cell-style-name="ce7"/>
        <table:table-column table:style-name="co32" table:default-cell-style-name="ce7"/>
        <table:table-column table:style-name="co6" table:number-columns-repeated="1018" table:default-cell-style-name="ce7"/>
        <table:table-row table:style-name="ro1">
          <table:table-cell table:style-name="ce3" office:value-type="string">
            <text:p>Chapter</text:p>
          </table:table-cell>
          <table:table-cell table:style-name="ce3" office:value-type="string">
            <text:p>Page</text:p>
          </table:table-cell>
          <table:table-cell table:style-name="ce3" office:value-type="string">
            <text:p>Timestamp given</text:p>
          </table:table-cell>
          <table:table-cell table:style-name="ce3" office:value-type="string">
            <text:p>Actual timestamp</text:p>
          </table:table-cell>
          <table:table-cell table:style-name="ce3" office:value-type="string">
            <text:p>Event</text:p>
          </table:table-cell>
          <table:table-cell table:style-name="ce3" office:value-type="string">
            <text:p>Notes/Comments</text:p>
          </table:table-cell>
          <table:table-cell table:number-columns-repeated="1018"/>
        </table:table-row>
        <table:table-row table:style-name="ro1" table:number-rows-repeated="1048574">
          <table:table-cell table:number-columns-repeated="1024"/>
        </table:table-row>
        <table:table-row table:style-name="ro1">
          <table:table-cell table:number-columns-repeated="1024"/>
        </table:table-row>
      </table:table>
      <table:table table:name="Paris" table:style-name="ta1" table:print="false">
        <table:table-column table:style-name="co6" table:number-columns-repeated="2" table:default-cell-style-name="ce7"/>
        <table:table-column table:style-name="co25" table:default-cell-style-name="ce7"/>
        <table:table-column table:style-name="co35" table:default-cell-style-name="ce7"/>
        <table:table-column table:style-name="co36" table:default-cell-style-name="ce7"/>
        <table:table-column table:style-name="co37" table:default-cell-style-name="ce7"/>
        <table:table-column table:style-name="co6" table:number-columns-repeated="1018" table:default-cell-style-name="ce7"/>
        <table:table-row table:style-name="ro1">
          <table:table-cell table:style-name="ce3" office:value-type="string">
            <text:p>Chapter</text:p>
          </table:table-cell>
          <table:table-cell table:style-name="ce3" office:value-type="string">
            <text:p>Page</text:p>
          </table:table-cell>
          <table:table-cell table:style-name="ce3" office:value-type="string">
            <text:p>Timestamp given</text:p>
          </table:table-cell>
          <table:table-cell table:style-name="ce3" office:value-type="string">
            <text:p>Actual timestamp</text:p>
          </table:table-cell>
          <table:table-cell table:style-name="ce3" office:value-type="string">
            <text:p>Event</text:p>
          </table:table-cell>
          <table:table-cell table:style-name="ce3" office:value-type="string">
            <text:p>Notes/Comments</text:p>
          </table:table-cell>
          <table:table-cell table:number-columns-repeated="1018"/>
        </table:table-row>
        <table:table-row table:style-name="ro1" table:number-rows-repeated="1048574">
          <table:table-cell table:number-columns-repeated="1024"/>
        </table:table-row>
        <table:table-row table:style-name="ro1">
          <table:table-cell table:number-columns-repeated="1024"/>
        </table:table-row>
      </table:table>
      <table:table table:name="Dream" table:style-name="ta1" table:print="false">
        <table:table-column table:style-name="co6" table:number-columns-repeated="2" table:default-cell-style-name="ce7"/>
        <table:table-column table:style-name="co25" table:default-cell-style-name="ce7"/>
        <table:table-column table:style-name="co38" table:default-cell-style-name="ce7"/>
        <table:table-column table:style-name="co39" table:default-cell-style-name="ce7"/>
        <table:table-column table:style-name="co37" table:default-cell-style-name="ce7"/>
        <table:table-column table:style-name="co6" table:number-columns-repeated="1018" table:default-cell-style-name="ce7"/>
        <table:table-row table:style-name="ro9">
          <table:table-cell table:style-name="Default" office:value-type="string">
            <text:p>rluu: I didn't include any instances of 'dream' from poems.</text:p>
          </table:table-cell>
          <table:table-cell table:style-name="Default" table:number-columns-repeated="5"/>
          <table:table-cell table:style-name="ce32" table:number-columns-repeated="1018"/>
        </table:table-row>
        <table:table-row table:style-name="ro9">
          <table:table-cell table:style-name="Default" table:number-columns-repeated="6"/>
          <table:table-cell table:style-name="ce32" table:number-columns-repeated="1018"/>
        </table:table-row>
        <table:table-row table:style-name="ro1">
          <table:table-cell table:style-name="ce3" office:value-type="string">
            <text:p>Chapter</text:p>
          </table:table-cell>
          <table:table-cell table:style-name="ce3" office:value-type="string">
            <text:p>Page</text:p>
          </table:table-cell>
          <table:table-cell table:style-name="ce3" office:value-type="string">
            <text:p>Timestamp given</text:p>
          </table:table-cell>
          <table:table-cell table:style-name="ce3" office:value-type="string">
            <text:p>Actual timestamp</text:p>
          </table:table-cell>
          <table:table-cell table:style-name="ce3" office:value-type="string">
            <text:p>Event</text:p>
          </table:table-cell>
          <table:table-cell table:style-name="ce3" office:value-type="string">
            <text:p>Notes/Comments</text:p>
          </table:table-cell>
          <table:table-cell table:number-columns-repeated="1018"/>
        </table:table-row>
        <table:table-row table:style-name="ro5">
          <table:table-cell table:style-name="ce24" office:value-type="string">
            <text:p>1</text:p>
          </table:table-cell>
          <table:table-cell table:style-name="ce25" office:value-type="float" office:value="1">
            <text:p>1</text:p>
          </table:table-cell>
          <table:table-cell table:style-name="ce26" office:value-type="string">
            <text:p><text:span text:style-name="T2"><text:s/></text:span><text:span text:style-name="T2">Sunday morning, June</text:span></text:p>
            <text:p><text:span text:style-name="T2">10</text:span><text:span text:style-name="T7">th</text:span></text:p>
          </table:table-cell>
          <table:table-cell table:style-name="ce26"/>
          <table:table-cell table:style-name="ce28" office:value-type="string">
            <text:p>She was happy this Sunday morning when she looked at her bouncing baby boy, dreamed of his future, and thought of what his name should be.</text:p>
          </table:table-cell>
          <table:table-cell table:style-name="ce24"/>
          <table:table-cell table:number-columns-repeated="1018"/>
        </table:table-row>
        <table:table-row table:style-name="ro10">
          <table:table-cell office:value-type="string">
            <text:p>2</text:p>
          </table:table-cell>
          <table:table-cell office:value-type="string">
            <text:p>9</text:p>
          </table:table-cell>
          <table:table-cell office:value-type="string">
            <text:p>A few nights before June 9, 1906.</text:p>
          </table:table-cell>
          <table:table-cell/>
          <table:table-cell table:style-name="ce29" office:value-type="string">
            <text:p><text:span text:style-name="T3"><text:s/></text:span><text:span text:style-name="T3">A few nights before you were </text:span><text:span text:style-name="T3">born I had a very strange </text:span><text:span text:style-name="T3">dream. I thought I saw San </text:span><text:span text:style-name="T3">Francisco and Los Angeles </text:span><text:span text:style-name="T3">destroyed in two days by some </text:span><text:span text:style-name="T3">war machine, and that one of </text:span><text:span text:style-name="T3">my sons came near losing his </text:span><text:span text:style-name="T3">life there, but was saved and </text:span><text:span text:style-name="T3">afterwards he saved his country </text:span><text:span text:style-name="T3">and made peace with the </text:span><text:span text:style-name="T3">world. I suppose I dreamed </text:span><text:span text:style-name="T3">about San Francisco because </text:span><text:span text:style-name="T3">Herbert lost his life there but, </text:span><text:span text:style-name="T3">somehow,</text:span></text:p>
            <text:p><text:span text:style-name="T3">I feel that it was more than a </text:span><text:span text:style-name="T3">dream, and that you are born to </text:span><text:span text:style-name="T3">be a peacemaker.”</text:span></text:p>
            <text:p><text:span text:style-name="T3">Bobbie was greatly impressed </text:span><text:span text:style-name="T3">with his mother’s dream and </text:span><text:span text:style-name="T3">her hopes and ambitions for </text:span><text:span text:style-name="T3">him</text:span></text:p>
          </table:table-cell>
          <table:table-cell table:number-columns-repeated="1019"/>
        </table:table-row>
        <table:table-row table:style-name="ro3">
          <table:table-cell office:value-type="string">
            <text:p>2</text:p>
          </table:table-cell>
          <table:table-cell office:value-type="string">
            <text:p>11</text:p>
          </table:table-cell>
          <table:table-cell table:number-columns-repeated="2"/>
          <table:table-cell table:style-name="ce29" office:value-type="string">
            <text:p><text:s/>His mother was very proud of him and said “Bobbie, one day your dream of becoming a great inventor will he realized. You have not been wasting your time tinkering around with your father’s tools trying to make things.” His brother, Ralph, continued to call him “Fool Bobbie” and “Mother’s dream”;</text:p>
          </table:table-cell>
          <table:table-cell table:number-columns-repeated="1019"/>
        </table:table-row>
        <table:table-row table:style-name="ro10">
          <table:table-cell office:value-type="string">
            <text:p>2</text:p>
          </table:table-cell>
          <table:table-cell office:value-type="string">
            <text:p>11-12</text:p>
          </table:table-cell>
          <table:table-cell table:number-columns-repeated="2"/>
          <table:table-cell table:style-name="ce29" office:value-type="string">
            <text:p><text:span text:style-name="T3"><text:s/></text:span><text:span text:style-name="T3">The success with the water </text:span><text:span text:style-name="T3">bicycle had kindled his </text:span><text:span text:style-name="T3">ambition and created a desire </text:span><text:span text:style-name="T3">to complete other inventions </text:span><text:span text:style-name="T3">that he had in mind. He told his </text:span><text:span text:style-name="T3">mother of a dream he had of a </text:span><text:span text:style-name="T3">white-winged bird that flew </text:span><text:span text:style-name="T3">across the ocean thru the air; </text:span><text:span text:style-name="T3">that he was riding the bird</text:span><text:span text:style-name="T4"> and </text:span><text:span text:style-name="T4">that he received a great </text:span><text:span text:style-name="T4">triumph and reception when </text:span><text:span text:style-name="T3">he </text:span><text:span text:style-name="T3">visited the foreign countries, </text:span><text:span text:style-name="T3">and how his own people </text:span><text:span text:style-name="T3">received him in great glory </text:span><text:span text:style-name="T3">when he returned. His father </text:span><text:span text:style-name="T3">called these stories “pipe </text:span><text:span text:style-name="T3">dreams,” but his mother took </text:span><text:span text:style-name="T3">great interest in them and </text:span><text:span text:style-name="T3">always encouraged him.</text:span></text:p>
          </table:table-cell>
          <table:table-cell table:number-columns-repeated="1019"/>
        </table:table-row>
        <table:table-row table:style-name="ro9">
          <table:table-cell/>
          <table:table-cell office:value-type="string">
            <text:p>22</text:p>
          </table:table-cell>
          <table:table-cell table:number-columns-repeated="2"/>
          <table:table-cell table:style-name="ce27" office:value-type="string">
            <text:p>RG began to dream of the future with Marie as his wife.</text:p>
          </table:table-cell>
          <table:table-cell table:number-columns-repeated="1019"/>
        </table:table-row>
        <table:table-row table:style-name="ro5">
          <table:table-cell/>
          <table:table-cell office:value-type="string">
            <text:p>23</text:p>
          </table:table-cell>
          <table:table-cell table:number-columns-repeated="2"/>
          <table:table-cell table:style-name="ce27" office:value-type="string">
            <text:p>His mother said, “Bobbie, I have always had great faith in you, and I know that one day my dream will come true, and you will do something that will make me very proud of you.”</text:p>
          </table:table-cell>
          <table:table-cell table:number-columns-repeated="1019"/>
        </table:table-row>
        <table:table-row table:style-name="ro5">
          <table:table-cell/>
          <table:table-cell office:value-type="string">
            <text:p>71</text:p>
          </table:table-cell>
          <table:table-cell table:number-columns-repeated="2"/>
          <table:table-cell table:style-name="ce29" office:value-type="string">
            <text:p>If I can make money, I can complete my invention and discoveries, go to New York where I will have all the advantages, and we can soon be married and realize our dream.</text:p>
          </table:table-cell>
          <table:table-cell table:number-columns-repeated="1019"/>
        </table:table-row>
        <table:table-row table:style-name="ro8">
          <table:table-cell/>
          <table:table-cell office:value-type="string">
            <text:p>83</text:p>
          </table:table-cell>
          <table:table-cell table:number-columns-repeated="2"/>
          <table:table-cell table:style-name="ce29" office:value-type="string">
            <text:p><text:span text:style-name="T3"><text:s/></text:span><text:span text:style-name="T3">The question arises: -- If we </text:span><text:span text:style-name="T3">can know the future, is it of </text:span><text:span text:style-name="T3">value to us? It has been well </text:span><text:span text:style-name="T3">said: "Forewarned is </text:span><text:span text:style-name="T3">forearmed," but I prefer to look </text:span><text:span text:style-name="T3">to the Bible for authority and </text:span><text:span text:style-name="T3">proof. When Pharaoh had his </text:span><text:span text:style-name="T3">wonderful dream, he went to </text:span><text:span text:style-name="T3">Joseph to have it interpreted. </text:span><text:span text:style-name="T3">Joseph said:</text:span></text:p>
            <text:p><text:span text:style-name="T3">"And the seven thin and ill </text:span><text:span text:style-name="T3">favored kine that came up after </text:span><text:span text:style-name="T3">them are seven years; and the </text:span><text:span text:style-name="T3">seven empty years, blasted </text:span><text:span text:style-name="T3">with the east wind, shall be </text:span><text:span text:style-name="T3">seven years of famine."</text:span></text:p>
          </table:table-cell>
          <table:table-cell table:number-columns-repeated="1019"/>
        </table:table-row>
        <table:table-row table:style-name="ro2">
          <table:table-cell/>
          <table:table-cell office:value-type="string">
            <text:p>96</text:p>
          </table:table-cell>
          <table:table-cell table:style-name="ce27" office:value-type="string">
            <text:p><text:s/>April 30th, 1927</text:p>
          </table:table-cell>
          <table:table-cell/>
          <table:table-cell table:style-name="ce27" office:value-type="string">
            <text:p>Robert now began to see possibilities of his dream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8">
          <table:table-cell/>
          <table:table-cell office:value-type="string">
            <text:p>97</text:p>
          </table:table-cell>
          <table:table-cell office:value-type="string">
            <text:p>May 1, 1927</text:p>
          </table:table-cell>
          <table:table-cell/>
          <table:table-cell table:style-name="ce30" office:value-type="string">
            <text:p><text:span text:style-name="T2">Marie: I am going to tell you a </text:span><text:span text:style-name="T2">dream that I had a few nights </text:span><text:span text:style-name="T2">ago. I saw you a great success. </text:span><text:span text:style-name="T2">Fortune was smiling on you. </text:span><text:span text:style-name="T2">The world was at your feet, but </text:span><text:span text:style-name="T2">I seemed to see a great tragedy </text:span><text:span text:style-name="T2">follow this. It seemed I left you </text:span><text:span text:style-name="T2">in a mysterious way and </text:span><text:span text:style-name="T1"><text:s/>then </text:span><text:span text:style-name="T1">came back to you just as </text:span><text:span text:style-name="T1">mysteriously. Now, don't think </text:span><text:span text:style-name="T2">that I do not want to go with </text:span><text:span text:style-name="T2">you, Robert, and don't think </text:span><text:span text:style-name="T2">that I believe in dreams, but </text:span><text:span text:style-name="T2">somehow it has made a great </text:span><text:span text:style-name="T2">impression on me.</text:span></text:p>
          </table:table-cell>
          <table:table-cell table:number-columns-repeated="1019"/>
        </table:table-row>
        <table:table-row table:style-name="ro8">
          <table:table-cell/>
          <table:table-cell office:value-type="string">
            <text:p>99</text:p>
          </table:table-cell>
          <table:table-cell table:style-name="ce27" office:value-type="string">
            <text:p><text:s/>Sunday, May 1, 1927</text:p>
          </table:table-cell>
          <table:table-cell/>
          <table:table-cell table:style-name="ce29" office:value-type="string">
            <text:p>RG's mother was sad when he began to talk about war. Robert assured her that the Bible plainly foretold the great war which was to be fought in the air and that it was his duty to help protect his country. While his mother admired his patriotism, she again referred to the dream that she had had years before, about a great war which would come and in which she thought that Robert lost his life in San Francisco.</text:p>
          </table:table-cell>
          <table:table-cell table:number-columns-repeated="1019"/>
        </table:table-row>
        <table:table-row table:style-name="ro2">
          <table:table-cell/>
          <table:table-cell office:value-type="string">
            <text:p>108</text:p>
          </table:table-cell>
          <table:table-cell office:value-type="string">
            <text:p>Afternoon of May 28, 1927</text:p>
          </table:table-cell>
          <table:table-cell/>
          <table:table-cell table:style-name="ce27" office:value-type="string">
            <text:p><text:s/>On the afternoon of May 28th, Robert boarded a train for Sherman, Texas, with the lightest heart that he had ever experienced in his life. Now that his dream was really going to be realized, he was never so happy.</text:p>
          </table:table-cell>
          <table:table-cell table:number-columns-repeated="1019"/>
        </table:table-row>
        <table:table-row table:style-name="ro6">
          <table:table-cell/>
          <table:table-cell office:value-type="string">
            <text:p>108</text:p>
          </table:table-cell>
          <table:table-cell office:value-type="string">
            <text:p>Saturn afternoon, <text:span text:style-name="T1"><text:s/>May 28</text:span><text:span text:style-name="T8">th</text:span><text:span text:style-name="T1">, </text:span><text:span text:style-name="T1">1927</text:span></text:p>
          </table:table-cell>
          <table:table-cell/>
          <table:table-cell table:style-name="ce27" office:value-type="string">
            <text:p><text:s/>As the train rolled across the plains of Texas and Robert watched the sun setting across the prairies on that Saturday afternoon, he dreamed of the day when he, like Lindbergh, would cross the country in his great airplane. He could think of nothing else but Lindbergh's great flight and what it meant to the world. He realized that Ezekiel's prophecy of that war which was to come and be fought in the air, was coming true, and the great plane described by Ezekiel, the eagle with wheel within a wheel, would one day become a reality. He could now see the possibilities of his dream being fulfilled and he was sure of success.</text:p>
          </table:table-cell>
          <table:table-cell table:number-columns-repeated="1019"/>
        </table:table-row>
        <table:table-row table:style-name="ro3">
          <table:table-cell/>
          <table:table-cell office:value-type="string">
            <text:p>110</text:p>
          </table:table-cell>
          <table:table-cell table:number-columns-repeated="2"/>
          <table:table-cell table:style-name="ce29" office:value-type="string">
            <text:p><text:span text:style-name="T3"><text:s/></text:span><text:span text:style-name="T3">He had dreamed of the time </text:span><text:span text:style-name="T3">when he would come home at </text:span><text:span text:style-name="T3">night from his work or study, </text:span><text:span text:style-name="T3">to find her there and see her </text:span><text:span text:style-name="T3">beautiful eyes, the lights that </text:span><text:span text:style-name="T3">would guide him on to success. </text:span><text:span text:style-name="T3">She could either make him the </text:span><text:span text:style-name="T3">most miserable man in the </text:span><text:span text:style-name="T3">world or the happiest. His </text:span><text:span text:style-name="T3">entire future and fate were in </text:span><text:span text:style-name="T3">her</text:span></text:p>
            <text:p><text:span text:style-name="T3">hands and she could do with </text:span><text:span text:style-name="T3">him as she willed.</text:span></text:p>
          </table:table-cell>
          <table:table-cell table:number-columns-repeated="1019"/>
        </table:table-row>
        <table:table-row table:style-name="ro3">
          <table:table-cell/>
          <table:table-cell office:value-type="string">
            <text:p>122</text:p>
          </table:table-cell>
          <table:table-cell table:number-columns-repeated="2"/>
          <table:table-cell table:style-name="ce29" office:value-type="string">
            <text:p><text:s/>Robert realized that he must have time to collect his thoughts, if he ever could think again. His thoughts turned back to the dream Marie had told him she had, where some terrible tragedy had overtaken him and she had gone out of his life in a mysterious way and came back into it in the same way.</text:p>
          </table:table-cell>
          <table:table-cell table:number-columns-repeated="1019"/>
        </table:table-row>
        <table:table-row table:style-name="ro3">
          <table:table-cell/>
          <table:table-cell office:value-type="string">
            <text:p>125</text:p>
          </table:table-cell>
          <table:table-cell table:number-columns-repeated="2"/>
          <table:table-cell table:style-name="ce29"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hope until he realized his dream and again found Marie.</text:p>
          </table:table-cell>
          <table:table-cell table:number-columns-repeated="1019"/>
        </table:table-row>
        <table:table-row table:style-name="ro6">
          <table:table-cell/>
          <table:table-cell office:value-type="string">
            <text:p>133</text:p>
          </table:table-cell>
          <table:table-cell table:number-columns-repeated="2"/>
          <table:table-cell office:value-type="string">
            <text:p><text:span text:style-name="T2">The next time Robert noticed </text:span><text:span text:style-name="T2">the time of day, it was after 6 </text:span><text:span text:style-name="T2">P.M. and he realized that he </text:span><text:span text:style-name="T2">had had no</text:span></text:p>
            <text:p><text:span text:style-name="T2">breakfast, lunch or dinner, but </text:span><text:span text:style-name="T2">his heart was heavy and he felt </text:span><text:span text:style-name="T2">that he could not eat anything. </text:span><text:span text:style-name="T2">The shock had been so great </text:span><text:span text:style-name="T2">and had come so suddenly that </text:span><text:span text:style-name="T2">Robert found it hard to adjust </text:span><text:span text:style-name="T2">himself to it or to realize what </text:span><text:span text:style-name="T2">it all meant or what it might </text:span><text:span text:style-name="T2">mean in case Marie should </text:span><text:span text:style-name="T2">pass out of his life forever. It </text:span><text:span text:style-name="T2">would mean every hope </text:span><text:span text:style-name="T2">blasted, every sweet dream </text:span><text:span text:style-name="T2">gone and would leave him with </text:span><text:span text:style-name="T2">an uncertainty of life, like a </text:span><text:span text:style-name="T2">ship without a rudder. He </text:span><text:span text:style-name="T2">decided to pass the time by </text:span><text:span text:style-name="T2">reading and seeking </text:span><text:span text:style-name="T2">consolation in the Bible.</text:span></text:p>
          </table:table-cell>
          <table:table-cell table:number-columns-repeated="1019"/>
        </table:table-row>
        <table:table-row table:style-name="ro3">
          <table:table-cell/>
          <table:table-cell office:value-type="string">
            <text:p>141</text:p>
          </table:table-cell>
          <table:table-cell table:number-columns-repeated="2"/>
          <table:table-cell table:style-name="ce29" office:value-type="string">
            <text:p><text:s/>Read about the preparations for Captain Lindbergh’s return to Washington and New York and the plans for his reception. Of course, Robert had looked forward to being there at that time and have Marie with him as his wife. He had been looking forward to the day when his own dream would be realized and he would build one of the greatest airships of the age.</text:p>
          </table:table-cell>
          <table:table-cell table:number-columns-repeated="1019"/>
        </table:table-row>
        <table:table-row table:style-name="ro2">
          <table:table-cell/>
          <table:table-cell office:value-type="string">
            <text:p>145</text:p>
          </table:table-cell>
          <table:table-cell table:number-columns-repeated="2"/>
          <table:table-cell table:style-name="ce29" office:value-type="string">
            <text:p>This poem seemed to fit his case and he read it over carefully. He resolved that regardless of discouragement or disappointment, blasted hopes, lost ideals or shattered dreams, he would still have the courage to exert himself for “Tomorrow’s Chance.”</text:p>
          </table:table-cell>
          <table:table-cell table:number-columns-repeated="1019"/>
        </table:table-row>
        <table:table-row table:style-name="ro3">
          <table:table-cell/>
          <table:table-cell office:value-type="string">
            <text:p>149</text:p>
          </table:table-cell>
          <table:table-cell table:number-columns-repeated="2"/>
          <table:table-cell table:style-name="ce29" office:value-type="string">
            <text:p><text:s/>Robert wished that he might be able that night to lie down to pleasant dream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5">
          <table:table-cell/>
          <table:table-cell office:value-type="string">
            <text:p>160</text:p>
          </table:table-cell>
          <table:table-cell table:number-columns-repeated="2"/>
          <table:table-cell table:style-name="ce29" office:value-type="string">
            <text:p><text:span text:style-name="T3">Robert prayed his usual night </text:span><text:span text:style-name="T3">prayer for the protection of </text:span><text:span text:style-name="T3">Marie and went to sleep, to </text:span><text:span text:style-name="T3">dream of his [21</text:span><text:span text:style-name="T9">st</text:span><text:span text:style-name="T3">] birthday.</text:span></text:p>
          </table:table-cell>
          <table:table-cell table:number-columns-repeated="1019"/>
        </table:table-row>
        <table:table-row table:style-name="ro3">
          <table:table-cell/>
          <table:table-cell office:value-type="string">
            <text:p>180</text:p>
          </table:table-cell>
          <table:table-cell table:number-columns-repeated="2"/>
          <table:table-cell table:style-name="ce29" office:value-type="string">
            <text:p>He wanted to see Captain Lindbergh and his plane, “The Spirit of St. Louis,” for Robert was dreaming of the day when he would complete his own great plane according to Ezekiel’s plan. Robert went to his room and spent the balance of the day reading the Bible and working out future cycles on wars.</text:p>
          </table:table-cell>
          <table:table-cell table:number-columns-repeated="1019"/>
        </table:table-row>
        <table:table-row table:style-name="ro5">
          <table:table-cell/>
          <table:table-cell office:value-type="string">
            <text:p>181</text:p>
          </table:table-cell>
          <table:table-cell table:number-columns-repeated="2"/>
          <table:table-cell office:value-type="string">
            <text:p>Mr. Kennelworth told<text:span text:style-name="T1"> Robert </text:span><text:span text:style-name="T1">that he was a “doer” </text:span><text:span text:style-name="T2">and not a </text:span><text:span text:style-name="T2">dreamer; that he had </text:span><text:span text:style-name="T2">demonstrated the greatest </text:span><text:span text:style-name="T2">ability of any young man he </text:span><text:span text:style-name="T2">had ever known.</text:span></text:p>
          </table:table-cell>
          <table:table-cell table:number-columns-repeated="1019"/>
        </table:table-row>
        <table:table-row table:style-name="ro3">
          <table:table-cell/>
          <table:table-cell office:value-type="string">
            <text:p>182</text:p>
          </table:table-cell>
          <table:table-cell table:number-columns-repeated="2"/>
          <table:table-cell table:style-name="ce31" office:value-type="string">
            <text:p><text:span text:style-name="T10">“</text:span><text:span text:style-name="T10">I am sure you are to make </text:span><text:span text:style-name="T10">your dreams come true. <text:s/>The </text:span><text:span text:style-name="T10">Bible says: There is nothing </text:span><text:span text:style-name="T10">better for a man than that he </text:span><text:span text:style-name="T10">should make his soul enjoy </text:span><text:span text:style-name="T10">good in his labor. Work is the </text:span><text:span text:style-name="T10">only thing to drown your </text:span><text:span text:style-name="T10">sorrows. If you go to work, </text:span><text:span text:style-name="T10">complete your inventions and </text:span><text:span text:style-name="T10">continue to study, the troubles </text:span><text:span text:style-name="T10">will disapear. Time will fly </text:span><text:span text:style-name="T10">lightly by and before you know </text:span><text:span text:style-name="T10">it, Marie will return to you.”</text:span></text:p>
          </table:table-cell>
          <table:table-cell table:number-columns-repeated="1019"/>
        </table:table-row>
        <table:table-row table:style-name="ro12">
          <table:table-cell/>
          <table:table-cell office:value-type="string">
            <text:p>228</text:p>
          </table:table-cell>
          <table:table-cell table:number-columns-repeated="2"/>
          <table:table-cell table:style-name="ce29" office:value-type="string">
            <text:p><text:span text:style-name="T3">When the reception was over </text:span><text:span text:style-name="T3">and Robert had a few moments </text:span><text:span text:style-name="T3">alone with his dear old mother, </text:span><text:span text:style-name="T3">she said, "My son, do you </text:span><text:span text:style-name="T3">remember the dream you had </text:span><text:span text:style-name="T3">when you were a little boy, </text:span><text:span text:style-name="T3">which you told me about? That </text:span><text:span text:style-name="T3">you were riding a large bird </text:span><text:span text:style-name="T3">with white wings across the </text:span><text:span text:style-name="T3">ocean and how the foreign </text:span><text:span text:style-name="T3">countries received you with </text:span><text:span text:style-name="T3">great honor. My </text:span><text:span text:style-name="T4"><text:s/>boy, when </text:span><text:span text:style-name="T4">you landed today I thought </text:span><text:span text:style-name="T4">about that dream </text:span><text:span text:style-name="T3">and how it </text:span><text:span text:style-name="T3">had been fulfilled. I hope that </text:span><text:span text:style-name="T3">all of your other dreams and </text:span><text:span text:style-name="T3">ambitions will be realized and </text:span><text:span text:style-name="T3">that you will be rewarded with </text:span><text:span text:style-name="T3">Marie's love, because you have </text:span><text:span text:style-name="T3">been faithful and loyal to her." </text:span><text:span text:style-name="T3">Robert said, "Mother, I do </text:span><text:span text:style-name="T3">remember the dream quite </text:span><text:span text:style-name="T3">well, and when I was in Japan </text:span><text:span text:style-name="T3">and they gave me such great </text:span><text:span text:style-name="T3">receptions and honored me, I </text:span><text:span text:style-name="T3">thought of the dream and I </text:span><text:span text:style-name="T3">thought of you and how you </text:span><text:span text:style-name="T3">had taught me how to read the </text:span><text:span text:style-name="T3">Bible and I thought of Marie </text:span><text:span text:style-name="T3">and how I loved her and felt </text:span><text:span text:style-name="T3">that I would gladly give all of </text:span><text:span text:style-name="T3">the honors just to be with you </text:span><text:span text:style-name="T3">and Marie alone because your </text:span><text:span text:style-name="T3">love</text:span></text:p>
            <text:p><text:span text:style-name="T3">and Marie's love mean more to </text:span><text:span text:style-name="T3">me than everything else that </text:span><text:span text:style-name="T3">the world can give."</text:span></text:p>
          </table:table-cell>
          <table:table-cell table:number-columns-repeated="1019"/>
        </table:table-row>
        <table:table-row table:style-name="ro12">
          <table:table-cell/>
          <table:table-cell office:value-type="string">
            <text:p>240</text:p>
          </table:table-cell>
          <table:table-cell table:number-columns-repeated="2"/>
          <table:table-cell table:style-name="ce29" office:value-type="string">
            <text:p><text:span text:style-name="T11"><text:s/></text:span><text:span text:style-name="T11">He called Walter and Edna </text:span><text:span text:style-name="T11">into the office, told them that </text:span><text:span text:style-name="T11">he had had a very peculiar </text:span><text:span text:style-name="T11">dream the night before, that he </text:span><text:span text:style-name="T11">had dreamed that he had gone </text:span><text:span text:style-name="T11">to Paris and suddenly met </text:span><text:span text:style-name="T11">Marie. He was so strongly </text:span><text:span text:style-name="T11">impressed with the dream that </text:span><text:span text:style-name="T11">he decided to leave at once. </text:span><text:span text:style-name="T11">Told Walter to give the </text:span><text:span text:style-name="T11">mechanics instructions to put </text:span><text:span text:style-name="T11">his old ship "The St. Marie" in </text:span><text:span text:style-name="T11">shape to sail at once. <text:s/></text:span><text:span text:style-name="T1"><text:s/>It was a </text:span><text:span text:style-name="T1">matter of only a couple of days </text:span><text:span text:style-name="T1">until they </text:span><text:span text:style-name="T11">reported that "The </text:span><text:span text:style-name="T11">St. Marie" was in perfect shape </text:span><text:span text:style-name="T11">and could stand a trip around </text:span><text:span text:style-name="T11">the world. There was to be a </text:span><text:span text:style-name="T11">great convention of all the </text:span><text:span text:style-name="T11">nations on aviation in Paris</text:span></text:p>
            <text:p><text:span text:style-name="T11">and Robert decided that he </text:span><text:span text:style-name="T11">wanted to be there for it, but </text:span><text:span text:style-name="T11">the main incentive for the trip </text:span><text:span text:style-name="T11">was his dream. Robert had no </text:span><text:span text:style-name="T11">trouble in securing letters of </text:span><text:span text:style-name="T11">introduction to prominent </text:span><text:span text:style-name="T11">people in London and Paris. </text:span><text:span text:style-name="T11">When he said good-bye to </text:span><text:span text:style-name="T11">Walter and Edna, they wished </text:span><text:span text:style-name="T11">him Godspeed, told him that </text:span><text:span text:style-name="T11">they hoped his dream would </text:span><text:span text:style-name="T11">become a reality and that he </text:span><text:span text:style-name="T11">would find Marie, but they </text:span><text:span text:style-name="T11">knew that he was not the same </text:span><text:span text:style-name="T11">Robert of old. He acted as tho </text:span><text:span text:style-name="T11">his spirit was broken.</text:span></text:p>
          </table:table-cell>
          <table:table-cell table:number-columns-repeated="1019"/>
        </table:table-row>
        <table:table-row table:style-name="ro10">
          <table:table-cell/>
          <table:table-cell office:value-type="string">
            <text:p>244</text:p>
          </table:table-cell>
          <table:table-cell table:number-columns-repeated="2"/>
          <table:table-cell table:style-name="ce29" office:value-type="string">
            <text:p><text:span text:style-name="T3"><text:s/></text:span><text:span text:style-name="T3">The Doctor, after examining </text:span><text:span text:style-name="T3">him, told his friends he thought </text:span><text:span text:style-name="T3">that he was suffering from </text:span><text:span text:style-name="T3">mental</text:span></text:p>
            <text:p><text:span text:style-name="T3">delusions -- that he had </text:span><text:span text:style-name="T3">probably had this woman on </text:span><text:span text:style-name="T3">his mind so long and after </text:span><text:span text:style-name="T3">dreaming he had met her on a </text:span><text:span text:style-name="T3">street in Paris, had hoped so </text:span><text:span text:style-name="T3">strongly that he would meet </text:span><text:span text:style-name="T3">her, he had brought himself to </text:span><text:span text:style-name="T3">believe that she was there and </text:span><text:span text:style-name="T3">had really thought that he had </text:span><text:span text:style-name="T3">seen her, both on the street and </text:span><text:span text:style-name="T3">in the ballroom, but it was </text:span><text:span text:style-name="T3">probably an optical delusion </text:span><text:span text:style-name="T3">and after he got better he </text:span><text:span text:style-name="T3">would realize</text:span></text:p>
            <text:p><text:span text:style-name="T3">that he hadn't seen Marie.</text:span></text:p>
          </table:table-cell>
          <table:table-cell table:number-columns-repeated="1019"/>
        </table:table-row>
        <table:table-row table:style-name="ro5">
          <table:table-cell office:value-type="string">
            <text:p>22</text:p>
          </table:table-cell>
          <table:table-cell office:value-type="string">
            <text:p>257</text:p>
          </table:table-cell>
          <table:table-cell table:number-columns-repeated="2"/>
          <table:table-cell table:style-name="ce29" office:value-type="string">
            <text:p>After thoughts of Marie's beauty had flitted thru Robert's brain and his dream and hope for Marie had revived, he was feeling hopeful and enthusiastic.</text:p>
          </table:table-cell>
          <table:table-cell table:number-columns-repeated="1019"/>
        </table:table-row>
        <table:table-row table:style-name="ro5">
          <table:table-cell/>
          <table:table-cell office:value-type="string">
            <text:p>268</text:p>
          </table:table-cell>
          <table:table-cell table:number-columns-repeated="2"/>
          <table:table-cell table:style-name="ce29" office:value-type="string">
            <text:p>He dreamed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0">
          <table:table-cell/>
          <table:table-cell office:value-type="string">
            <text:p>272</text:p>
          </table:table-cell>
          <table:table-cell table:number-columns-repeated="2"/>
          <table:table-cell table:style-name="ce29" office:value-type="string">
            <text:p><text:span text:style-name="T3"><text:s/></text:span><text:span text:style-name="T3">The birthday party was a great </text:span><text:span text:style-name="T3">success. Robert spared no </text:span><text:span text:style-name="T3">expense in order to have </text:span><text:span text:style-name="T3">everything of the</text:span></text:p>
            <text:p><text:span text:style-name="T3">best. Before the dinner, which </text:span><text:span text:style-name="T3">was served in a private dining </text:span><text:span text:style-name="T3">room, Robert sprung a great </text:span><text:span text:style-name="T3">surprise. He arose and made </text:span><text:span text:style-name="T3">the following speech: </text:span><text:span text:style-name="T3">"Comrades and friends, we </text:span><text:span text:style-name="T3">have traveled the path of life </text:span><text:span text:style-name="T3">together. Some of us have run </text:span><text:span text:style-name="T3">the gauntlet of human </text:span><text:span text:style-name="T3">emotions. We have gone down </text:span><text:span text:style-name="T3">to the depths of despair; have </text:span><text:span text:style-name="T3">reached the heights of financial </text:span><text:span text:style-name="T3">glory; have seen our greatest </text:span><text:span text:style-name="T3">dreams realized. God has been </text:span><text:span text:style-name="T3">good to us. Our great </text:span><text:span text:style-name="T3">discoveries are now completed.</text:span></text:p>
          </table:table-cell>
          <table:table-cell table:number-columns-repeated="1019"/>
        </table:table-row>
        <table:table-row table:style-name="ro13">
          <table:table-cell/>
          <table:table-cell office:value-type="string">
            <text:p>292-293</text:p>
          </table:table-cell>
          <table:table-cell table:number-columns-repeated="2"/>
          <table:table-cell table:style-name="ce29" office:value-type="string">
            <text:p><text:span text:style-name="T3"><text:s/></text:span><text:span text:style-name="T3">As soon as they had landed </text:span><text:span text:style-name="T3">with him, his mind went back </text:span><text:span text:style-name="T3">to the days of his youth, when </text:span><text:span text:style-name="T3">he had built his</text:span><text:span text:style-name="T4"> first bicycle to </text:span><text:span text:style-name="T4">ride on the water, and when he </text:span><text:span text:style-name="T4">had read </text:span><text:span text:style-name="T3">the Bible and talked </text:span><text:span text:style-name="T3">about the wars to come and </text:span><text:span text:style-name="T3">made his plans for the great </text:span><text:span text:style-name="T3">airship. He recalled the dream </text:span><text:span text:style-name="T3">his mother had which greatly </text:span><text:span text:style-name="T3">disturbed her. She told him she </text:span><text:span text:style-name="T3">dreamed that she saw San </text:span><text:span text:style-name="T3">Francisco destroyed by some </text:span><text:span text:style-name="T3">terrible machine and that one </text:span><text:span text:style-name="T3">of her sons had nearly lost his </text:span><text:span text:style-name="T3">life there. He thought of how </text:span><text:span text:style-name="T3">his mother had told him about </text:span><text:span text:style-name="T3">his oldest brother losing his life </text:span><text:span text:style-name="T3">in the San Francisco </text:span><text:span text:style-name="T3">earthquake and he wondered if </text:span><text:span text:style-name="T3">now he was to lose his life </text:span><text:span text:style-name="T3">there, because he felt that the </text:span><text:span text:style-name="T3">Japs were very treacherous and </text:span><text:span text:style-name="T3">would probably not keep him a </text:span><text:span text:style-name="T3">prisoner but would take his </text:span><text:span text:style-name="T3">life. He prayed for his dear old </text:span><text:span text:style-name="T3">mother and prayed for Marie </text:span><text:span text:style-name="T3">that she might be safe and her </text:span><text:span text:style-name="T3">life be spared, no matter what </text:span><text:span text:style-name="T3">his fate might be.</text:span></text:p>
          </table:table-cell>
          <table:table-cell table:number-columns-repeated="1019"/>
        </table:table-row>
        <table:table-row table:style-name="ro11">
          <table:table-cell/>
          <table:table-cell office:value-type="string">
            <text:p>321</text:p>
          </table:table-cell>
          <table:table-cell table:number-columns-repeated="2"/>
          <table:table-cell table:style-name="ce29" office:value-type="string">
            <text:p><text:span text:style-name="T3">Colonel Gordon and Colonel </text:span><text:span text:style-name="T3">Kennelworth had done </text:span><text:span text:style-name="T3">wonderful work and </text:span><text:span text:style-name="T3">fortunately their lives had been </text:span><text:span text:style-name="T3">preserved for future use to their </text:span><text:span text:style-name="T3">country. As Colonel Gordon </text:span><text:span text:style-name="T3">made his way to headquarters </text:span><text:span text:style-name="T3">to report to General Pearson, </text:span><text:span text:style-name="T3">he thought of what he had read </text:span><text:span text:style-name="T3">in the Acts 2: 17: “And it shall </text:span><text:span text:style-name="T3">come to pass in the last days, </text:span><text:span text:style-name="T3">saith God, I will pour out of </text:span><text:span text:style-name="T3">my Spirit upon all flesh: and </text:span><text:span text:style-name="T3">your sons and your daughters </text:span><text:span text:style-name="T3">shall prophesy, and your young </text:span><text:span text:style-name="T3">men shall see visions, and your </text:span><text:span text:style-name="T3">old men shall dream dreams: </text:span><text:span text:style-name="T3">and I will shew wonders in </text:span><text:span text:style-name="T3">heaven above, and signs in the </text:span><text:span text:style-name="T3">earth beneath; blood, and fire,</text:span></text:p>
            <text:p><text:span text:style-name="T3">and vapour of smoke.” He </text:span><text:span text:style-name="T3">thought of how he had </text:span><text:span text:style-name="T3">dreamed and prophesied and </text:span><text:span text:style-name="T3">how he had believed the Bible </text:span><text:span text:style-name="T3">knowing that these terrible </text:span><text:span text:style-name="T3">things would come in the latter </text:span><text:span text:style-name="T3">days.</text:span></text:p>
          </table:table-cell>
          <table:table-cell table:number-columns-repeated="1019"/>
        </table:table-row>
        <table:table-row table:style-name="ro3">
          <table:table-cell/>
          <table:table-cell office:value-type="string">
            <text:p>377</text:p>
          </table:table-cell>
          <table:table-cell table:number-columns-repeated="2"/>
          <table:table-cell table:style-name="ce29"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2">
          <table:table-cell/>
          <table:table-cell office:value-type="string">
            <text:p>391</text:p>
          </table:table-cell>
          <table:table-cell table:number-columns-repeated="2"/>
          <table:table-cell table:style-name="ce29" office:value-type="string">
            <text:p><text:s/>He thought of Marie and as he dreamed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5">
          <table:table-cell/>
          <table:table-cell office:value-type="string">
            <text:p>401</text:p>
          </table:table-cell>
          <table:table-cell table:number-columns-repeated="2"/>
          <table:table-cell table:style-name="ce29" office:value-type="string">
            <text:p><text:span text:style-name="T3">His dear old mother was the </text:span><text:span text:style-name="T3">happiest woman in the world. </text:span><text:span text:style-name="T3">She greeted him affectionately;</text:span></text:p>
            <text:p><text:span text:style-name="T3">told him that all her dreams </text:span><text:span text:style-name="T3">about him had come true.</text:span></text:p>
          </table:table-cell>
          <table:table-cell table:number-columns-repeated="1019"/>
        </table:table-row>
        <table:table-row table:style-name="ro6">
          <table:table-cell/>
          <table:table-cell office:value-type="string">
            <text:p>416</text:p>
          </table:table-cell>
          <table:table-cell table:number-columns-repeated="2"/>
          <table:table-cell table:style-name="ce29" office:value-type="string">
            <text:p><text:span text:style-name="T3">This shows that time does </text:span><text:span text:style-name="T3">prove all things. It has proven </text:span><text:span text:style-name="T3">your love for Marie and your </text:span><text:span text:style-name="T3">faith and confidence in a </text:span><text:span text:style-name="T3">woman's promise. Marie was a </text:span><text:span text:style-name="T3">wise prophet. She knew better </text:span><text:span text:style-name="T3">than we knew when she said: </text:span><text:span text:style-name="T3">'You will get eveything you </text:span><text:span text:style-name="T3">want.' Robert Gordon, that </text:span><text:span text:style-name="T3">prophecy has been fulfilled. </text:span><text:span text:style-name="T3">You have accomplished your </text:span><text:span text:style-name="T3">ambition and received </text:span><text:span text:style-name="T3">everything that the world can </text:span><text:span text:style-name="T3">give. All of your dreams but </text:span><text:span text:style-name="T3">one have been realized. You </text:span><text:span text:style-name="T3">have all the honors, all the </text:span><text:span text:style-name="T3">gratitude that a world can give, </text:span><text:span text:style-name="T3">yet I know that your heart is </text:span><text:span text:style-name="T3">aching and after your duty is </text:span><text:span text:style-name="T3">well done and the peace of the </text:span><text:span text:style-name="T3">world is established, you will </text:span><text:span text:style-name="T3">need Marie and her love more </text:span><text:span text:style-name="T3">now than ever.</text:span></text:p>
          </table:table-cell>
          <table:table-cell table:number-columns-repeated="1019"/>
        </table:table-row>
        <table:table-row table:style-name="ro4">
          <table:table-cell/>
          <table:table-cell office:value-type="string">
            <text:p>417</text:p>
          </table:table-cell>
          <table:table-cell table:number-columns-repeated="2"/>
          <table:table-cell table:style-name="ce31" office:value-type="string">
            <text:p>"What Marie Stanton had in her mind the night she wrote that letter and left the train on the way to St. Louis, I do not know, but I do know that she has rendered the greatest service of any woman to this country. Whether she dreamed or realized what she was doing, makes no difference.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 'I will come to you when I mean the most and your need for love is the greatest.' Robert Gordon, that last promise has sustained you thru all of these years.</text:p>
          </table:table-cell>
          <table:table-cell table:number-columns-repeated="1019"/>
        </table:table-row>
        <table:table-row table:style-name="ro4" table:number-rows-repeated="1048535">
          <table:table-cell table:number-columns-repeated="1024"/>
        </table:table-row>
        <table:table-row table:style-name="ro4">
          <table:table-cell table:number-columns-repeated="1024"/>
        </table:table-row>
      </table:table>
      <table:table table:name="Mother" table:style-name="ta1" table:print="false">
        <table:table-column table:style-name="co6" table:number-columns-repeated="2" table:default-cell-style-name="ce7"/>
        <table:table-column table:style-name="co25" table:default-cell-style-name="ce7"/>
        <table:table-column table:style-name="co35" table:default-cell-style-name="ce7"/>
        <table:table-column table:style-name="co36" table:default-cell-style-name="ce7"/>
        <table:table-column table:style-name="co37" table:default-cell-style-name="ce7"/>
        <table:table-column table:style-name="co6" table:number-columns-repeated="1018" table:default-cell-style-name="ce7"/>
        <table:table-row table:style-name="ro1">
          <table:table-cell table:style-name="ce33"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34" table:number-columns-repeated="4"/>
          <table:table-cell table:number-columns-repeated="1018"/>
        </table:table-row>
        <table:table-row table:style-name="ro1">
          <table:table-cell table:style-name="ce33" office:value-type="string">
            <text:p>rluu: I need to go back through the events listed below and enter the timestamps given in TTTA, if there is one for the event</text:p>
          </table:table-cell>
          <table:table-cell table:style-name="ce34" table:number-columns-repeated="5"/>
          <table:table-cell table:number-columns-repeated="1018"/>
        </table:table-row>
        <table:table-row table:style-name="ro1">
          <table:table-cell table:style-name="ce33"/>
          <table:table-cell table:style-name="ce34" table:number-columns-repeated="5"/>
          <table:table-cell table:number-columns-repeated="1018"/>
        </table:table-row>
        <table:table-row table:style-name="ro1">
          <table:table-cell table:style-name="ce3" office:value-type="string">
            <text:p>Chapter</text:p>
          </table:table-cell>
          <table:table-cell table:style-name="ce3" office:value-type="string">
            <text:p>Page</text:p>
          </table:table-cell>
          <table:table-cell table:style-name="ce3" office:value-type="string">
            <text:p>Timestamp given</text:p>
          </table:table-cell>
          <table:table-cell table:style-name="ce3" office:value-type="string">
            <text:p>Actual timestamp</text:p>
          </table:table-cell>
          <table:table-cell table:style-name="ce3" office:value-type="string">
            <text:p>Event</text:p>
          </table:table-cell>
          <table:table-cell table:style-name="ce3" office:value-type="string">
            <text:p>Notes/Comments</text:p>
          </table:table-cell>
          <table:table-cell table:number-columns-repeated="1018"/>
        </table:table-row>
        <table:table-row table:style-name="ro6">
          <table:table-cell table:number-columns-repeated="2" office:value-type="string">
            <text:p>1</text:p>
          </table:table-cell>
          <table:table-cell office:value-type="string">
            <text:p>A few months before RG's birth, April 1906.</text:p>
          </table:table-cell>
          <table:table-cell/>
          <table:table-cell table:style-name="ce29" office:value-type="string">
            <text:p><text:span text:style-name="T3">RG's </text:span><text:span text:style-name="T12">mother had suffered</text:span></text:p>
            <text:p><text:span text:style-name="T12">a severe shock </text:span><text:span text:style-name="T3">on account of </text:span><text:span text:style-name="T3">the death of her oldest son</text:span></text:p>
            <text:p><text:span text:style-name="T3">in the San Francisco </text:span><text:span text:style-name="T3">earthquake in April, and for a</text:span></text:p>
            <text:p><text:span text:style-name="T3">time it was </text:span><text:span text:style-name="T12">feared</text:span><text:span text:style-name="T3"> that her </text:span><text:span text:style-name="T3">third son might never be</text:span></text:p>
            <text:p><text:span text:style-name="T3">born to live. </text:span><text:span text:style-name="T12">She was happy </text:span><text:span text:style-name="T12">this Sunday morning</text:span></text:p>
            <text:p><text:span text:style-name="T3">when she looked at her </text:span><text:span text:style-name="T3">bouncing baby boy, dreamed</text:span></text:p>
            <text:p><text:span text:style-name="T3">of his future, and thought of </text:span><text:span text:style-name="T3">what his name should be.</text:span></text:p>
          </table:table-cell>
          <table:table-cell table:number-columns-repeated="1019"/>
        </table:table-row>
        <table:table-row table:style-name="ro8">
          <table:table-cell office:value-type="string">
            <text:p>1</text:p>
          </table:table-cell>
          <table:table-cell office:value-type="string">
            <text:p>2</text:p>
          </table:table-cell>
          <table:table-cell table:number-columns-repeated="2"/>
          <table:table-cell office:value-type="string">
            <text:p><text:span text:style-name="T2"><text:s/></text:span><text:span text:style-name="T2">When Robert was a little over </text:span><text:span text:style-name="T2">two years old, his</text:span></text:p>
            <text:p><text:span text:style-name="T13">mother gave birth to a girl,</text:span><text:span text:style-name="T2"> </text:span><text:span text:style-name="T2">the first born to her, but</text:span></text:p>
            <text:p><text:span text:style-name="T2">still </text:span><text:span text:style-name="T13">she showed great interest </text:span><text:span text:style-name="T13">in Robert</text:span><text:span text:style-name="T2">; talked much</text:span></text:p>
            <text:p><text:span text:style-name="T2">of his future and took great </text:span><text:span text:style-name="T2">interest in teaching him to</text:span></text:p>
            <text:p><text:span text:style-name="T2">live according to the Bible.</text:span></text:p>
          </table:table-cell>
          <table:table-cell table:number-columns-repeated="1019"/>
        </table:table-row>
        <table:table-row table:style-name="ro14">
          <table:table-cell office:value-type="string">
            <text:p>1</text:p>
          </table:table-cell>
          <table:table-cell office:value-type="string">
            <text:p>4</text:p>
          </table:table-cell>
          <table:table-cell table:number-columns-repeated="2"/>
          <table:table-cell office:value-type="string">
            <text:p><text:span text:style-name="T2"><text:s/></text:span><text:span text:style-name="T2">He also wanted an</text:span></text:p>
            <text:p><text:span text:style-name="T2">explanation of the statement </text:span><text:span text:style-name="T2">that a woman should not</text:span></text:p>
            <text:p><text:span text:style-name="T2">teach, because he said that his </text:span><text:span text:style-name="T2">mother had always taught</text:span></text:p>
            <text:p><text:span text:style-name="T2">him and loved him, and his </text:span><text:span text:style-name="T2">father had paid no attention</text:span></text:p>
            <text:p><text:span text:style-name="T2">to him and had no desire to </text:span><text:span text:style-name="T2">teach him. He wanted</text:span></text:p>
            <text:p><text:span text:style-name="T2">to know if it was wrong for his </text:span><text:span text:style-name="T2">mother to teach him,</text:span></text:p>
            <text:p><text:span text:style-name="T2">and if God would punish her. </text:span><text:span text:style-name="T2">The teacher replied that</text:span></text:p>
            <text:p><text:span text:style-name="T2">the Lord said, “Suffer the little </text:span><text:span text:style-name="T2">children to come unto</text:span></text:p>
            <text:p><text:span text:style-name="T2">me, and forbid them not, for of </text:span><text:span text:style-name="T2">such is the Kingdom</text:span></text:p>
            <text:p><text:span text:style-name="T2">of God.” She explained that his </text:span><text:span text:style-name="T13">mother set an example</text:span></text:p>
            <text:p><text:span text:style-name="T13">more by her love and </text:span><text:span text:style-name="T13">devotion than by words; that </text:span><text:span text:style-name="T13">a</text:span></text:p>
            <text:p><text:span text:style-name="T13">mother's actions would </text:span><text:span text:style-name="T13">influence a child more than </text:span><text:span text:style-name="T13">anything</text:span></text:p>
            <text:p><text:span text:style-name="T13">she could say, and this was </text:span><text:span text:style-name="T13">the great silent</text:span></text:p>
            <text:p><text:span text:style-name="T13">Teaching.</text:span></text:p>
          </table:table-cell>
          <table:table-cell table:number-columns-repeated="1019"/>
        </table:table-row>
        <table:table-row table:style-name="ro15">
          <table:table-cell office:value-type="string">
            <text:p>2</text:p>
          </table:table-cell>
          <table:table-cell office:value-type="string">
            <text:p>8</text:p>
          </table:table-cell>
          <table:table-cell table:number-columns-repeated="2"/>
          <table:table-cell office:value-type="string">
            <text:p><text:span text:style-name="T2"><text:s/></text:span><text:span text:style-name="T2">His </text:span><text:span text:style-name="T13">mother spent many </text:span><text:span text:style-name="T13">anxious</text:span></text:p>
            <text:p><text:span text:style-name="T13">months and worried with the </text:span><text:span text:style-name="T13">children</text:span><text:span text:style-name="T2"> while Capt. Gordon</text:span></text:p>
            <text:p><text:span text:style-name="T2">was away at war. She prayed </text:span><text:span text:style-name="T2">that war would be</text:span></text:p>
            <text:p><text:span text:style-name="T2">ended for all time. </text:span><text:span text:style-name="T1"><text:s/>While the </text:span><text:span text:style-name="T1">tragic</text:span></text:p>
            <text:p><text:span text:style-name="T2">death of your brother Herbert </text:span><text:span text:style-name="T2">in San Francisco was</text:span></text:p>
            <text:p><text:span text:style-name="T13">a shock that I have never </text:span><text:span text:style-name="T13">fully recovered from</text:span><text:span text:style-name="T2">, yet I</text:span></text:p>
            <text:p><text:span text:style-name="T2">had rather know that he went </text:span><text:span text:style-name="T2">that way than to have</text:span></text:p>
            <text:p><text:span text:style-name="T2">him go to war and lose his life. </text:span><text:span text:style-name="T2">I remember well the</text:span></text:p>
            <text:p><text:span text:style-name="T13">many sleepless nights that I </text:span><text:span text:style-name="T13">have passed thru</text:span><text:span text:style-name="T2"> while</text:span></text:p>
            <text:p><text:span text:style-name="T2">your father was away at war </text:span><text:span text:style-name="T2">and how</text:span><text:span text:style-name="T13"> happy I was</text:span></text:p>
            <text:p><text:span text:style-name="T13">when he returned</text:span><text:span text:style-name="T2">. I prayed to </text:span><text:span text:style-name="T2">God then that war might</text:span></text:p>
            <text:p><text:span text:style-name="T2">be ended and that none of my </text:span><text:span text:style-name="T2">sons would ever have to</text:span></text:p>
            <text:p><text:span text:style-name="T2">go to war.”</text:span></text:p>
          </table:table-cell>
          <table:table-cell table:number-columns-repeated="1019"/>
        </table:table-row>
        <table:table-row table:style-name="ro4">
          <table:table-cell office:value-type="string">
            <text:p>2</text:p>
          </table:table-cell>
          <table:table-cell office:value-type="string">
            <text:p>9</text:p>
          </table:table-cell>
          <table:table-cell table:number-columns-repeated="2"/>
          <table:table-cell office:value-type="string">
            <text:p><text:span text:style-name="T2"><text:s/></text:span><text:span text:style-name="T2">A few</text:span></text:p>
            <text:p><text:span text:style-name="T2">nights before you were born I </text:span><text:span text:style-name="T2">had a very strange dream.</text:span></text:p>
            <text:p><text:span text:style-name="T2">I thought I saw San Francisco </text:span><text:span text:style-name="T2">and Los Angeles destroyed</text:span></text:p>
            <text:p><text:span text:style-name="T2">in two days by some war </text:span><text:span text:style-name="T2">machine, and that</text:span></text:p>
            <text:p><text:span text:style-name="T2">one of my sons came near </text:span><text:span text:style-name="T2">losing his life there, but was</text:span></text:p>
            <text:p><text:span text:style-name="T2">saved and afterwards he saved </text:span><text:span text:style-name="T2">his country and made</text:span></text:p>
            <text:p><text:span text:style-name="T2">peace with the world. I suppose </text:span><text:span text:style-name="T2">I dreamed about San</text:span></text:p>
            <text:p><text:span text:style-name="T2">Francisco because Herbert lost </text:span><text:span text:style-name="T2">his life there but, somehow,</text:span></text:p>
            <text:p><text:span text:style-name="T2">I feel that it was more than a </text:span><text:span text:style-name="T2">dream, and that</text:span></text:p>
            <text:p><text:span text:style-name="T2">you are born to be a </text:span><text:span text:style-name="T2">peacemaker.”</text:span></text:p>
            <text:p><text:span text:style-name="T2">Bobbie was greatly impressed </text:span><text:span text:style-name="T2">with his mother’s</text:span></text:p>
            <text:p><text:span text:style-name="T2">dream and her hopes and </text:span><text:span text:style-name="T2">ambitions for him</text:span></text:p>
          </table:table-cell>
          <table:table-cell table:number-columns-repeated="1019"/>
        </table:table-row>
        <table:table-row table:style-name="ro3">
          <table:table-cell office:value-type="string">
            <text:p>2</text:p>
          </table:table-cell>
          <table:table-cell office:value-type="string">
            <text:p>10</text:p>
          </table:table-cell>
          <table:table-cell table:number-columns-repeated="2"/>
          <table:table-cell office:value-type="string">
            <text:p><text:span text:style-name="T2"><text:s/></text:span><text:span text:style-name="T2">His </text:span><text:span text:style-name="T13">mother was always in</text:span></text:p>
            <text:p><text:span text:style-name="T13">sympathy</text:span><text:span text:style-name="T2"> with Robert and </text:span><text:span text:style-name="T2">tried to encourage him, but</text:span></text:p>
            <text:p><text:span text:style-name="T2">she could never get him to take </text:span><text:span text:style-name="T2">an interest in working</text:span></text:p>
            <text:p><text:span text:style-name="T2">on a farm.</text:span></text:p>
          </table:table-cell>
          <table:table-cell table:number-columns-repeated="1019"/>
        </table:table-row>
        <table:table-row table:style-name="ro15">
          <table:table-cell office:value-type="string">
            <text:p>2</text:p>
          </table:table-cell>
          <table:table-cell office:value-type="string">
            <text:p>11</text:p>
          </table:table-cell>
          <table:table-cell table:number-columns-repeated="2"/>
          <table:table-cell office:value-type="string">
            <text:p><text:span text:style-name="T2"><text:s/></text:span><text:span text:style-name="T2">His </text:span><text:span text:style-name="T13">mother was very proud </text:span><text:span text:style-name="T13">of him</text:span><text:span text:style-name="T2"> and said “Bobbie,</text:span></text:p>
            <text:p><text:span text:style-name="T2">one day your dream of </text:span><text:span text:style-name="T2">becoming a great inventor will</text:span></text:p>
            <text:p><text:span text:style-name="T2">he realized. You have not been </text:span><text:span text:style-name="T2">wasting your time</text:span></text:p>
            <text:p><text:span text:style-name="T2">tinkering around with your </text:span><text:span text:style-name="T2">father’s tools trying to make</text:span></text:p>
            <text:p><text:span text:style-name="T2">things.” His brother, Ralph, </text:span><text:span text:style-name="T2">continued to call him</text:span></text:p>
            <text:p><text:span text:style-name="T2">“</text:span><text:span text:style-name="T2">Fool Bobbie” and “Mother’s </text:span><text:span text:style-name="T2">dream”; said he would</text:span></text:p>
            <text:p><text:span text:style-name="T2">never amount to anything </text:span><text:span text:style-name="T2">because he wouldn’t work on</text:span></text:p>
            <text:p><text:span text:style-name="T2">the farm like the rest of them. </text:span><text:span text:style-name="T2">Bobbie always found</text:span></text:p>
            <text:p><text:span text:style-name="T2">a willing listener in his mother. </text:span><text:span text:style-name="T2">She helped him with</text:span></text:p>
            <text:p><text:span text:style-name="T2">his studies in school and </text:span><text:span text:style-name="T2">encouraged him in every way</text:span></text:p>
            <text:p><text:span text:style-name="T2">and showed that </text:span><text:span text:style-name="T13">she believed </text:span><text:span text:style-name="T13">in him and had faith that</text:span></text:p>
            <text:p><text:span text:style-name="T13">one day he would be a great </text:span><text:span text:style-name="T13">man</text:span><text:span text:style-name="T2">. This encouraged him</text:span></text:p>
            <text:p><text:span text:style-name="T2">to do greater things.</text:span></text:p>
          </table:table-cell>
          <table:table-cell table:number-columns-repeated="1019"/>
        </table:table-row>
        <table:table-row table:style-name="ro10">
          <table:table-cell office:value-type="string">
            <text:p>2</text:p>
          </table:table-cell>
          <table:table-cell office:value-type="string">
            <text:p>14</text:p>
          </table:table-cell>
          <table:table-cell office:value-type="string">
            <text:p>July 1919</text:p>
          </table:table-cell>
          <table:table-cell/>
          <table:table-cell table:style-name="ce29" office:value-type="string">
            <text:p><text:span text:style-name="T3"><text:s/></text:span><text:span text:style-name="T3">Along in July, RG met with a </text:span><text:span text:style-name="T3">serious</text:span></text:p>
            <text:p><text:span text:style-name="T3">accident. The automobile was </text:span><text:span text:style-name="T3">overturned and Robert’s</text:span></text:p>
            <text:p><text:span text:style-name="T3">arm was broken, and he </text:span><text:span text:style-name="T3">suffered internal injuries. He</text:span></text:p>
            <text:p><text:span text:style-name="T3">was taken to the hospital where </text:span><text:span text:style-name="T3">he lay for several weeks</text:span></text:p>
            <text:p><text:span text:style-name="T3">before recovery. His </text:span><text:span text:style-name="T12">mother </text:span><text:span text:style-name="T12">was very much worried</text:span></text:p>
            <text:p><text:span text:style-name="T12">and alarmed</text:span><text:span text:style-name="T3"> over this </text:span><text:span text:style-name="T3">accident,</text:span></text:p>
          </table:table-cell>
          <table:table-cell table:number-columns-repeated="1019"/>
        </table:table-row>
        <table:table-row table:style-name="ro14">
          <table:table-cell office:value-type="string">
            <text:p>2</text:p>
          </table:table-cell>
          <table:table-cell office:value-type="string">
            <text:p>16</text:p>
          </table:table-cell>
          <table:table-cell table:number-columns-repeated="2"/>
          <table:table-cell office:value-type="string">
            <text:p><text:span text:style-name="T2"><text:s/></text:span><text:span text:style-name="T2">These disagreements and</text:span></text:p>
            <text:p><text:span text:style-name="T2">disputes with his brother were </text:span><text:span text:style-name="T2">very </text:span><text:span text:style-name="T13">annoying and </text:span><text:span text:style-name="T13">disappointing</text:span></text:p>
            <text:p><text:span text:style-name="T13">to Robert’s mother</text:span><text:span text:style-name="T2">, because </text:span><text:span text:style-name="T2">she wanted the</text:span></text:p>
            <text:p><text:span text:style-name="T2">children to get along in peace. </text:span><text:span text:style-name="T2">Robert told his mother</text:span></text:p>
            <text:p><text:span text:style-name="T2">that on account of his brother </text:span><text:span text:style-name="T2">he would never live at</text:span></text:p>
            <text:p><text:span text:style-name="T2">home again; that he would </text:span><text:span text:style-name="T2">continue to stay in Texarkana</text:span></text:p>
            <text:p><text:span text:style-name="T2">and go to school until he had </text:span><text:span text:style-name="T2">finished his education,</text:span></text:p>
            <text:p><text:span text:style-name="T2">and then he would go to work </text:span><text:span text:style-name="T2">for Mr. Kennelworth.</text:span></text:p>
            <text:p><text:span text:style-name="T2">His </text:span><text:span text:style-name="T13">mother had great faith in </text:span><text:span text:style-name="T13">him </text:span><text:span text:style-name="T2">and told him</text:span></text:p>
            <text:p><text:span text:style-name="T2">that she knew everything </text:span><text:span text:style-name="T2">would come out all right for</text:span></text:p>
            <text:p><text:span text:style-name="T2">him, and that he should study </text:span><text:span text:style-name="T2">hard, make the most of</text:span></text:p>
            <text:p><text:span text:style-name="T2">his opportunities, and prepare </text:span><text:span text:style-name="T2">for the position Mr.</text:span></text:p>
            <text:p><text:span text:style-name="T2">Kennelworth was going to give </text:span><text:span text:style-name="T2">him upon completing</text:span></text:p>
            <text:p><text:span text:style-name="T2">his studies.</text:span></text:p>
          </table:table-cell>
          <table:table-cell table:number-columns-repeated="1019"/>
        </table:table-row>
        <table:table-row table:style-name="ro10">
          <table:table-cell office:value-type="string">
            <text:p>2</text:p>
          </table:table-cell>
          <table:table-cell office:value-type="string">
            <text:p>16</text:p>
          </table:table-cell>
          <table:table-cell table:number-columns-repeated="2"/>
          <table:table-cell office:value-type="string">
            <text:p><text:span text:style-name="T2"><text:s/></text:span><text:span text:style-name="T2">His </text:span><text:span text:style-name="T13">mother had always</text:span></text:p>
            <text:p><text:span text:style-name="T13">petted him</text:span><text:span text:style-name="T2"> because of his </text:span><text:span text:style-name="T2">severe illnesses and</text:span></text:p>
            <text:p><text:span text:style-name="T2">accident, and his father often </text:span><text:span text:style-name="T2">referred to him as his</text:span></text:p>
            <text:p><text:span text:style-name="T13">mother’s burden or his </text:span><text:span text:style-name="T13">mother’s problem</text:span><text:span text:style-name="T2">. But </text:span><text:span text:style-name="T13">she </text:span><text:span text:style-name="T13">had</text:span></text:p>
            <text:p><text:span text:style-name="T13">great faith in young Robert </text:span><text:span text:style-name="T2">because he clung so strongly</text:span></text:p>
            <text:p><text:span text:style-name="T2">to religion, believing in the </text:span><text:span text:style-name="T2">Bible.</text:span></text:p>
          </table:table-cell>
          <table:table-cell table:number-columns-repeated="1019"/>
        </table:table-row>
        <table:table-row table:style-name="ro11">
          <table:table-cell office:value-type="string">
            <text:p>2</text:p>
          </table:table-cell>
          <table:table-cell office:value-type="string">
            <text:p>20</text:p>
          </table:table-cell>
          <table:table-cell table:number-columns-repeated="2"/>
          <table:table-cell office:value-type="string">
            <text:p><text:span text:style-name="T2"><text:s/></text:span><text:span text:style-name="T2">It made RG realize the </text:span><text:span text:style-name="T13">love</text:span></text:p>
            <text:p><text:span text:style-name="T13">that he owed to his mother, </text:span><text:span text:style-name="T13">whose great faith and love</text:span></text:p>
            <text:p><text:span text:style-name="T13">had helped to lay the </text:span><text:span text:style-name="T13">foundation</text:span><text:span text:style-name="T2"> for his future </text:span><text:span text:style-name="T2">career. <text:s/></text:span><text:span text:style-name="T1"><text:s/>He thought about what </text:span><text:span text:style-name="T1">the preacher said -- that a man</text:span></text:p>
            <text:p><text:span text:style-name="T2">deserts father and </text:span><text:span text:style-name="T13">mother</text:span><text:span text:style-name="T2"> to </text:span><text:span text:style-name="T2">cleave unto his wife, and</text:span></text:p>
            <text:p><text:span text:style-name="T2">that this was as it should be. He </text:span><text:span text:style-name="T2">had always felt his</text:span></text:p>
            <text:p><text:span text:style-name="T13">greatest love for his mother, </text:span><text:span text:style-name="T13">but now for the first time</text:span></text:p>
            <text:p><text:span text:style-name="T13">in his life he began to think of </text:span><text:span text:style-name="T13">love for another woman.</text:span></text:p>
          </table:table-cell>
          <table:table-cell table:number-columns-repeated="1019"/>
        </table:table-row>
        <table:table-row table:style-name="ro16">
          <table:table-cell/>
          <table:table-cell office:value-type="string">
            <text:p>22</text:p>
          </table:table-cell>
          <table:table-cell table:number-columns-repeated="2"/>
          <table:table-cell office:value-type="string">
            <text:p><text:span text:style-name="T2"><text:s/></text:span><text:span text:style-name="T2">The following Sunday, he </text:span><text:span text:style-name="T2">went home to the country</text:span></text:p>
            <text:p><text:span text:style-name="T2">to see his mother, and told her </text:span><text:span text:style-name="T2">the story of the new love</text:span></text:p>
            <text:p><text:span text:style-name="T2">affair. “Bobbie,” said his </text:span><text:span text:style-name="T2">mother, “you are little over</text:span></text:p>
            <text:p><text:span text:style-name="T2">fifteen years old, and this is </text:span><text:span text:style-name="T2">only puppy love, or what</text:span></text:p>
            <text:p><text:span text:style-name="T2">they call school-boy and </text:span><text:span text:style-name="T2">school-girl love. It will soon</text:span></text:p>
            <text:p><text:span text:style-name="T2">pass away, but there is no harm </text:span><text:span text:style-name="T2">in it. Love is a great</text:span></text:p>
            <text:p><text:span text:style-name="T2">thing and some day you will </text:span><text:span text:style-name="T2">meet the right girl, but</text:span></text:p>
            <text:p><text:span text:style-name="T2">there is no use being in any </text:span><text:span text:style-name="T2">hurry about it.”</text:span></text:p>
            <text:p><text:span text:style-name="T2">Bobbie told his mother that </text:span><text:span text:style-name="T2">Marie was the only girl</text:span></text:p>
            <text:p><text:span text:style-name="T2">in the world for him, and that </text:span><text:span text:style-name="T2">he would live and work</text:span></text:p>
            <text:p><text:span text:style-name="T2">for her; that if he couldn’t </text:span><text:span text:style-name="T2">marry Marie he never</text:span></text:p>
            <text:p><text:span text:style-name="T2">wanted any other girl. His </text:span><text:span text:style-name="T2">mother laughed at this and</text:span></text:p>
            <text:p><text:span text:style-name="T2">told him that they all thought </text:span><text:span text:style-name="T2">that way over the first</text:span></text:p>
            <text:p><text:span text:style-name="T2">love affair, but that after a </text:span><text:span text:style-name="T2">while, as the years went by</text:span></text:p>
            <text:p><text:span text:style-name="T2">and he met the real one, this </text:span><text:span text:style-name="T2">would all pass away. However,</text:span></text:p>
            <text:p><text:span text:style-name="T2">she did tell Bobbie that she had </text:span><text:span text:style-name="T2">never forgotten</text:span></text:p>
            <text:p><text:span text:style-name="T2">her first love, as there is </text:span><text:span text:style-name="T2">something different about the</text:span></text:p>
            <text:p><text:span text:style-name="T2">first love, even tho it doesn’t </text:span><text:span text:style-name="T2">last.</text:span></text:p>
          </table:table-cell>
          <table:table-cell table:number-columns-repeated="1019"/>
        </table:table-row>
        <table:table-row table:style-name="ro17">
          <table:table-cell/>
          <table:table-cell office:value-type="string">
            <text:p>23</text:p>
          </table:table-cell>
          <table:table-cell table:number-columns-repeated="2"/>
          <table:table-cell office:value-type="string">
            <text:p><text:span text:style-name="T2"><text:s/></text:span><text:span text:style-name="T2">She saw that this love was a </text:span><text:span text:style-name="T2">great stimulator for</text:span></text:p>
            <text:p><text:span text:style-name="T2">Robert and that his ambitions </text:span><text:span text:style-name="T2">were greater than ever.</text:span></text:p>
            <text:p><text:span text:style-name="T2">He told his mother that he was </text:span><text:span text:style-name="T2">going to Sunday School</text:span></text:p>
            <text:p><text:span text:style-name="T2">every Sunday and that he was </text:span><text:span text:style-name="T2">studying hard, reading</text:span></text:p>
            <text:p><text:span text:style-name="T2">the Bible and learning a lot, </text:span><text:span text:style-name="T2">and that he was preparing</text:span></text:p>
            <text:p><text:span text:style-name="T2">to be a great man. His mother </text:span><text:span text:style-name="T2">said, “</text:span><text:span text:style-name="T13">Bobbie, I have</text:span></text:p>
            <text:p><text:span text:style-name="T13">always had great faith in you</text:span><text:span text:style-name="T2">, </text:span><text:span text:style-name="T2">and I know that one</text:span></text:p>
            <text:p><text:span text:style-name="T2">day </text:span><text:span text:style-name="T13">my dream will come true</text:span><text:span text:style-name="T2">, </text:span><text:span text:style-name="T2">and you will do something</text:span></text:p>
            <text:p><text:span text:style-name="T2">that will make me very proud </text:span><text:span text:style-name="T2">of you.”</text:span></text:p>
          </table:table-cell>
          <table:table-cell table:number-columns-repeated="1019"/>
        </table:table-row>
        <table:table-row table:style-name="ro8">
          <table:table-cell/>
          <table:table-cell office:value-type="string">
            <text:p>25</text:p>
          </table:table-cell>
          <table:table-cell table:number-columns-repeated="2"/>
          <table:table-cell office:value-type="string">
            <text:p><text:span text:style-name="T2"><text:s/></text:span><text:span text:style-name="T2">1926 was to be one of the </text:span><text:span text:style-name="T2">most eventful years in the</text:span></text:p>
            <text:p><text:span text:style-name="T2">life of Robert Gordon. In the </text:span><text:span text:style-name="T2">Spring his father died</text:span></text:p>
            <text:p><text:span text:style-name="T2">suddenly, and after a </text:span><text:span text:style-name="T13">consultation with his mother</text:span><text:span text:style-name="T2">, </text:span><text:span text:style-name="T2">it</text:span></text:p>
            <text:p><text:span text:style-name="T2">was decided that he should </text:span><text:span text:style-name="T2">leave his position, return</text:span></text:p>
            <text:p><text:span text:style-name="T2">to the farm and help them to </text:span><text:span text:style-name="T2">get things straightened out</text:span></text:p>
          </table:table-cell>
          <table:table-cell table:number-columns-repeated="1019"/>
        </table:table-row>
        <table:table-row table:style-name="ro2">
          <table:table-cell/>
          <table:table-cell office:value-type="string">
            <text:p>37</text:p>
          </table:table-cell>
          <table:table-cell table:number-columns-repeated="2"/>
          <table:table-cell office:value-type="string">
            <text:p><text:span text:style-name="T2"><text:s/></text:span><text:span text:style-name="T2">Grasp one quickly and carry it </text:span><text:span text:style-name="T2">thru life, for</text:span></text:p>
            <text:p><text:span text:style-name="T2">these are the lilies of faith </text:span><text:span text:style-name="T2">which s</text:span><text:span text:style-name="T13">mother</text:span><text:span text:style-name="T2"> out all the foul</text:span></text:p>
            <text:p><text:span text:style-name="T2">weeds in the garden.</text:span></text:p>
          </table:table-cell>
          <table:table-cell table:number-columns-repeated="1019"/>
        </table:table-row>
        <table:table-row table:style-name="ro3">
          <table:table-cell/>
          <table:table-cell office:value-type="string">
            <text:p>54</text:p>
          </table:table-cell>
          <table:table-cell table:number-columns-repeated="2"/>
          <table:table-cell office:value-type="string">
            <text:p><text:span text:style-name="T2"><text:s/></text:span><text:span text:style-name="T2">Ezekiel 16: 1 and 44:</text:span></text:p>
            <text:p><text:span text:style-name="T2">Again the word of the Lord </text:span><text:span text:style-name="T2">came unto me, saying,</text:span></text:p>
            <text:p><text:span text:style-name="T2">Behold, every one that useth </text:span><text:span text:style-name="T2">proverbs shall use this proverb</text:span></text:p>
            <text:p><text:span text:style-name="T2">against thee, saying, As is the </text:span><text:span text:style-name="T2">mother, so is her daughter.</text:span></text:p>
          </table:table-cell>
          <table:table-cell office:value-type="string">
            <text:p>Note that RG's mother had a daughter.</text:p>
          </table:table-cell>
          <table:table-cell table:number-columns-repeated="1018"/>
        </table:table-row>
        <table:table-row table:style-name="ro9">
          <table:table-cell/>
          <table:table-cell office:value-type="string">
            <text:p>64</text:p>
          </table:table-cell>
          <table:table-cell table:number-columns-repeated="2"/>
          <table:table-cell table:style-name="ce27" office:value-type="string">
            <text:p><text:s/>Give my <text:span text:style-name="T5">love to mother</text:span>, and all, Your son, WALTER.</text:p>
          </table:table-cell>
          <table:table-cell table:number-columns-repeated="1019"/>
        </table:table-row>
        <table:table-row table:style-name="ro3">
          <table:table-cell table:number-columns-repeated="4"/>
          <table:table-cell office:value-type="string">
            <text:p><text:span text:style-name="T2"><text:s/></text:span><text:span text:style-name="T2">Ever since I was a small boy, </text:span><text:span text:style-name="T2">and used to </text:span><text:span text:style-name="T13">kneel at my</text:span></text:p>
            <text:p><text:span text:style-name="T13">mother's knee</text:span><text:span text:style-name="T2">, and she taught </text:span><text:span text:style-name="T2">me first to pray, I have </text:span><text:span text:style-name="T2">believed</text:span></text:p>
            <text:p><text:span text:style-name="T2">in that great book and in God's </text:span><text:span text:style-name="T2">power to guide me right and</text:span></text:p>
            <text:p><text:span text:style-name="T2">give me understanding of all </text:span><text:span text:style-name="T2">things.</text:span></text:p>
          </table:table-cell>
          <table:table-cell table:number-columns-repeated="1019"/>
        </table:table-row>
        <table:table-row table:style-name="ro5">
          <table:table-cell/>
          <table:table-cell office:value-type="string">
            <text:p>71</text:p>
          </table:table-cell>
          <table:table-cell table:number-columns-repeated="2"/>
          <table:table-cell office:value-type="string">
            <text:p><text:span text:style-name="T2"><text:s/></text:span><text:span text:style-name="T2">It is the</text:span><text:span text:style-name="T13"> love of my mother</text:span><text:span text:style-name="T2"> </text:span><text:span text:style-name="T2">and the love of you which has</text:span></text:p>
            <text:p><text:span text:style-name="T2">inspired me to greater things.</text:span></text:p>
          </table:table-cell>
          <table:table-cell table:number-columns-repeated="1019"/>
        </table:table-row>
        <table:table-row table:style-name="ro3">
          <table:table-cell/>
          <table:table-cell office:value-type="string">
            <text:p>72</text:p>
          </table:table-cell>
          <table:table-cell table:number-columns-repeated="2"/>
          <table:table-cell office:value-type="string">
            <text:p><text:span text:style-name="T2"><text:s/></text:span><text:span text:style-name="T2">It is not the </text:span><text:span text:style-name="T13">money</text:span><text:span text:style-name="T2"> that counts </text:span><text:span text:style-name="T2">with me, but</text:span></text:p>
            <text:p><text:span text:style-name="T13">it does count with my father </text:span><text:span text:style-name="T13">and mother</text:span><text:span text:style-name="T2">, and I want you to</text:span></text:p>
            <text:p><text:span text:style-name="T2">prove to them that without the </text:span><text:span text:style-name="T2">help of anyone you can make</text:span></text:p>
            <text:p><text:span text:style-name="T2">as much money as father has. </text:span><text:span text:style-name="T2">-Marie</text:span></text:p>
          </table:table-cell>
          <table:table-cell table:number-columns-repeated="1019"/>
        </table:table-row>
        <table:table-row table:style-name="ro8">
          <table:table-cell/>
          <table:table-cell office:value-type="string">
            <text:p>92</text:p>
          </table:table-cell>
          <table:table-cell table:number-columns-repeated="2"/>
          <table:table-cell office:value-type="string">
            <text:p><text:span text:style-name="T2"><text:s/></text:span><text:span text:style-name="T2">I am going to</text:span></text:p>
            <text:p><text:span text:style-name="T2">drive out to the farm to see </text:span><text:span text:style-name="T2">your mother next Sunday if I</text:span></text:p>
            <text:p><text:span text:style-name="T2">can get time. Want to have a </text:span><text:span text:style-name="T2">talk with her and tell her of</text:span></text:p>
            <text:p><text:span text:style-name="T2">your brilliant achievement. </text:span><text:span text:style-name="T13">It </text:span><text:span text:style-name="T13">makes every mother's heart</text:span></text:p>
            <text:p><text:span text:style-name="T13">glad</text:span><text:span text:style-name="T2"> to know that her boy is </text:span><text:span text:style-name="T2">trying to accomplish </text:span><text:span text:style-name="T2">something. <text:s/>- Mr. Kennelworth</text:span></text:p>
          </table:table-cell>
          <table:table-cell table:number-columns-repeated="1019"/>
        </table:table-row>
        <table:table-row table:style-name="ro3">
          <table:table-cell/>
          <table:table-cell office:value-type="string">
            <text:p>94</text:p>
          </table:table-cell>
          <table:table-cell table:number-columns-repeated="2"/>
          <table:table-cell office:value-type="string">
            <text:p><text:span text:style-name="T2"><text:s/></text:span><text:span text:style-name="T2">I do </text:span><text:span text:style-name="T13">hope and pray as your </text:span><text:span text:style-name="T13">mother does,</text:span><text:span text:style-name="T2"> that the days of</text:span></text:p>
            <text:p><text:span text:style-name="T2">wars may pass away; that man </text:span><text:span text:style-name="T2">may cease to fight and may</text:span></text:p>
            <text:p><text:span text:style-name="T2">know and understand each </text:span><text:span text:style-name="T2">other, setting their differences </text:span><text:span text:style-name="T2">on</text:span></text:p>
            <text:p><text:span text:style-name="T2">the basis of </text:span><text:span text:style-name="T13">love</text:span><text:span text:style-name="T2">. -Marie</text:span></text:p>
          </table:table-cell>
          <table:table-cell table:number-columns-repeated="1019"/>
        </table:table-row>
        <table:table-row table:style-name="ro18">
          <table:table-cell/>
          <table:table-cell office:value-type="string">
            <text:p>99</text:p>
          </table:table-cell>
          <table:table-cell office:value-type="string">
            <text:p>May 1</text:p>
          </table:table-cell>
          <table:table-cell/>
          <table:table-cell office:value-type="string">
            <text:p><text:span text:style-name="T2"><text:s/></text:span><text:span text:style-name="T2">On Sunday, May 1st, Robert </text:span><text:span text:style-name="T2">went to visit his </text:span><text:span text:style-name="T13">mother</text:span></text:p>
            <text:p><text:span text:style-name="T2">in the country. He found that </text:span><text:span text:style-name="T2">Mr. Kennelworth had</text:span></text:p>
            <text:p><text:span text:style-name="T2">been there and told her of </text:span><text:span text:style-name="T2">Robert's success and his faith</text:span></text:p>
            <text:p><text:span text:style-name="T2">in him. Robert's </text:span><text:span text:style-name="T13">mother was </text:span><text:span text:style-name="T13">very happy </text:span><text:span text:style-name="T2">when he told</text:span></text:p>
            <text:p><text:span text:style-name="T2">her that cotton was advancing </text:span><text:span text:style-name="T2">and he was making money</text:span></text:p>
            <text:p><text:span text:style-name="T2">rapidly and Mr. Kennelworth </text:span><text:span text:style-name="T2">was making money; </text:span><text:span text:style-name="T1"><text:s/></text:span><text:span text:style-name="T14">Mrs. </text:span><text:span text:style-name="T14">Gordon was very happy </text:span><text:span text:style-name="T1">to </text:span><text:span text:style-name="T1">learn of her</text:span></text:p>
            <text:p><text:span text:style-name="T2">boy's success. </text:span><text:span text:style-name="T13">She was sad </text:span><text:span text:style-name="T13">when he began to talk about</text:span></text:p>
            <text:p><text:span text:style-name="T13">war.</text:span><text:span text:style-name="T2"> Robert assured her that </text:span><text:span text:style-name="T2">the Bible plainly foretold</text:span></text:p>
            <text:p><text:span text:style-name="T2">the great war which was to be </text:span><text:span text:style-name="T2">fought in the air and</text:span></text:p>
            <text:p><text:span text:style-name="T2">that it was his duty to help </text:span><text:span text:style-name="T2">protect his country. While</text:span></text:p>
            <text:p><text:span text:style-name="T2">his mother admired his </text:span><text:span text:style-name="T2">patriotism, she again referred</text:span></text:p>
            <text:p><text:span text:style-name="T2">to the dream that she had had </text:span><text:span text:style-name="T2">years before, about a great</text:span></text:p>
            <text:p><text:span text:style-name="T2">war which would come and in </text:span><text:span text:style-name="T2">which she thought that</text:span></text:p>
            <text:p><text:span text:style-name="T2">Robert lost his life in San </text:span><text:span text:style-name="T2">Francisco.</text:span></text:p>
          </table:table-cell>
          <table:table-cell table:number-columns-repeated="1019"/>
        </table:table-row>
        <table:table-row table:style-name="ro2">
          <table:table-cell/>
          <table:table-cell office:value-type="string">
            <text:p>100</text:p>
          </table:table-cell>
          <table:table-cell table:number-columns-repeated="2"/>
          <table:table-cell office:value-type="string">
            <text:p><text:span text:style-name="T2"><text:s/></text:span><text:span text:style-name="T2">Mrs. Gordon felt that her faith </text:span><text:span text:style-name="T2">in Robert had been</text:span></text:p>
            <text:p><text:span text:style-name="T2">justified and that she </text:span><text:span text:style-name="T2">understood him better than his</text:span></text:p>
            <text:p><text:span text:style-name="T2">father and brother.</text:span></text:p>
          </table:table-cell>
          <table:table-cell table:number-columns-repeated="1019"/>
        </table:table-row>
        <table:table-row table:style-name="ro2">
          <table:table-cell/>
          <table:table-cell office:value-type="string">
            <text:p>110</text:p>
          </table:table-cell>
          <table:table-cell table:number-columns-repeated="2"/>
          <table:table-cell office:value-type="string">
            <text:p><text:span text:style-name="T2"><text:s/></text:span><text:span text:style-name="T2">that regardless of money or </text:span><text:span text:style-name="T2">conditions, she</text:span></text:p>
            <text:p><text:span text:style-name="T2">would leave father,</text:span><text:span text:style-name="T13"> mother</text:span><text:span text:style-name="T2">, </text:span><text:span text:style-name="T2">brothers and sisters, and go</text:span></text:p>
            <text:p><text:span text:style-name="T2">with him anywhere, even unto </text:span><text:span text:style-name="T2">the ends of the earth, -Marie</text:span></text:p>
          </table:table-cell>
          <table:table-cell table:number-columns-repeated="1019"/>
        </table:table-row>
        <table:table-row table:style-name="ro2">
          <table:table-cell/>
          <table:table-cell office:value-type="string">
            <text:p>114</text:p>
          </table:table-cell>
          <table:table-cell table:number-columns-repeated="2"/>
          <table:table-cell office:value-type="string">
            <text:p><text:span text:style-name="T2"><text:s/></text:span><text:span text:style-name="T2">No one in Texarkana but </text:span><text:span text:style-name="T2">Robert's</text:span></text:p>
            <text:p><text:span text:style-name="T13">mother</text:span><text:span text:style-name="T2"> and Mr. Kennelworth </text:span><text:span text:style-name="T2">knew about the secret</text:span></text:p>
            <text:p><text:span text:style-name="T2">Elopement.</text:span></text:p>
          </table:table-cell>
          <table:table-cell table:number-columns-repeated="1019"/>
        </table:table-row>
        <table:table-row table:style-name="ro8">
          <table:table-cell/>
          <table:table-cell office:value-type="string">
            <text:p>134</text:p>
          </table:table-cell>
          <table:table-cell table:number-columns-repeated="2"/>
          <table:table-cell office:value-type="string">
            <text:p><text:span text:style-name="T2"><text:s/></text:span><text:span text:style-name="T2">It was too much for him. He </text:span><text:span text:style-name="T2">broke down completely</text:span></text:p>
            <text:p><text:span text:style-name="T2">and wept like a baby. Alone he </text:span><text:span text:style-name="T2">was -- the most alone</text:span></text:p>
            <text:p><text:span text:style-name="T2">he had ever been in his life </text:span><text:span text:style-name="T2">before -- away from friends,</text:span></text:p>
            <text:p><text:span text:style-name="T2">away from </text:span><text:span text:style-name="T13">mother</text:span><text:span text:style-name="T2">, and above </text:span><text:span text:style-name="T2">all, separated from Marie,</text:span></text:p>
            <text:p><text:span text:style-name="T2">who meant more than life to </text:span><text:span text:style-name="T2">him.</text:span></text:p>
          </table:table-cell>
          <table:table-cell table:number-columns-repeated="1019"/>
        </table:table-row>
        <table:table-row table:style-name="ro3">
          <table:table-cell/>
          <table:table-cell office:value-type="string">
            <text:p>142</text:p>
          </table:table-cell>
          <table:table-cell table:number-columns-repeated="2"/>
          <table:table-cell office:value-type="string">
            <text:p><text:span text:style-name="T2"><text:s/></text:span><text:span text:style-name="T2">It was an unselfish prayer; the</text:span></text:p>
            <text:p><text:span text:style-name="T2">kind of a prayer that a </text:span><text:span text:style-name="T13">mother</text:span><text:span text:style-name="T2"> </text:span><text:span text:style-name="T2">prays when her child</text:span></text:p>
            <text:p><text:span text:style-name="T2">is lost, when she thinks nothing </text:span><text:span text:style-name="T2">of herself but only of</text:span></text:p>
            <text:p><text:span text:style-name="T2">the child that </text:span><text:span text:style-name="T13">she loves</text:span><text:span text:style-name="T2">.</text:span></text:p>
          </table:table-cell>
          <table:table-cell table:number-columns-repeated="1019"/>
        </table:table-row>
        <table:table-row table:style-name="ro12">
          <table:table-cell/>
          <table:table-cell office:value-type="string">
            <text:p>158-159</text:p>
          </table:table-cell>
          <table:table-cell table:number-columns-repeated="2"/>
          <table:table-cell table:style-name="ce29" office:value-type="string">
            <text:p><text:span text:style-name="T3"><text:s/></text:span><text:span text:style-name="T3">Robert opened the telegram </text:span><text:span text:style-name="T3">hurriedly, hoping</text:span></text:p>
            <text:p><text:span text:style-name="T3">that it was something from </text:span><text:span text:style-name="T3">Marie, but found it was a</text:span></text:p>
            <text:p><text:span text:style-name="T3">telegram from his mother in </text:span><text:span text:style-name="T3">which she congratulated</text:span></text:p>
            <text:p><text:span text:style-name="T3">him on his birthday the </text:span><text:span text:style-name="T3">following day, and encouraged</text:span></text:p>
            <text:p><text:span text:style-name="T3">him to hope for the best and </text:span><text:span text:style-name="T3">not give way to despair</text:span></text:p>
            <text:p><text:span text:style-name="T3">in case Marie did not show up. </text:span><text:span text:style-name="T3">The special-delivery</text:span></text:p>
            <text:p><text:span text:style-name="T3">letter was also from Robert's </text:span><text:span text:style-name="T3">mother. <text:s/>Letter follows from </text:span><text:span text:style-name="T3">mother on page 159. <text:s/></text:span><text:span text:style-name="T1"><text:s/>Robert </text:span><text:span text:style-name="T1">was happy to get the letter </text:span><text:span text:style-name="T1">from his mother</text:span></text:p>
            <text:p><text:span text:style-name="T3">because she always encouraged </text:span><text:span text:style-name="T3">him and he knew that</text:span></text:p>
            <text:p><text:span text:style-name="T3">no matter what happened, her </text:span><text:span text:style-name="T3">faith in him would always</text:span></text:p>
            <text:p><text:span text:style-name="T3">remain the same and her love </text:span><text:span text:style-name="T3">would endure forever.</text:span></text:p>
          </table:table-cell>
          <table:table-cell table:number-columns-repeated="1019"/>
        </table:table-row>
        <table:table-row table:style-name="ro8">
          <table:table-cell/>
          <table:table-cell office:value-type="string">
            <text:p>183</text:p>
          </table:table-cell>
          <table:table-cell table:number-columns-repeated="2"/>
          <table:table-cell office:value-type="string">
            <text:p><text:span text:style-name="T2"><text:s/></text:span><text:span text:style-name="T2">Robert talked of how he had </text:span><text:span text:style-name="T2">read the Bible where it</text:span></text:p>
            <text:p><text:span text:style-name="T2">said that there eventually </text:span><text:span text:style-name="T2">would be one God and one</text:span></text:p>
            <text:p><text:span text:style-name="T2">united people and that Love </text:span><text:span text:style-name="T2">would rule the world. How,</text:span></text:p>
            <text:p><text:span text:style-name="T2">since a little boy, his Mother </text:span><text:span text:style-name="T2">had talked against war</text:span></text:p>
            <text:p><text:span text:style-name="T2">and prayed for the day when </text:span><text:span text:style-name="T2">wars would cease</text:span></text:p>
          </table:table-cell>
          <table:table-cell table:number-columns-repeated="1019"/>
        </table:table-row>
        <table:table-row table:style-name="ro2">
          <table:table-cell/>
          <table:table-cell office:value-type="string">
            <text:p>190</text:p>
          </table:table-cell>
          <table:table-cell table:number-columns-repeated="2"/>
          <table:table-cell office:value-type="string">
            <text:p><text:span text:style-name="T2"><text:s/></text:span><text:span text:style-name="T2">It may be a mother, sister or </text:span><text:span text:style-name="T2">sweetheart,</text:span></text:p>
            <text:p><text:span text:style-name="T2">but the love of a woman is </text:span><text:span text:style-name="T2">always the motive behind the</text:span></text:p>
            <text:p><text:span text:style-name="T2">great achievements of men.</text:span></text:p>
          </table:table-cell>
          <table:table-cell table:number-columns-repeated="1019"/>
        </table:table-row>
        <table:table-row table:style-name="ro6">
          <table:table-cell/>
          <table:table-cell office:value-type="string">
            <text:p>203</text:p>
          </table:table-cell>
          <table:table-cell table:number-columns-repeated="2"/>
          <table:table-cell office:value-type="string">
            <text:p><text:span text:style-name="T2"><text:s/></text:span><text:span text:style-name="T2">As long as a</text:span></text:p>
            <text:p><text:span text:style-name="T2">man remained loyal to his </text:span><text:span text:style-name="T2">mother, his country, his</text:span></text:p>
            <text:p><text:span text:style-name="T2">associates; above all his wife </text:span><text:span text:style-name="T2">or sweetheart, success was</text:span></text:p>
            <text:p><text:span text:style-name="T2">bound to crown his efforts. He </text:span><text:span text:style-name="T2">believed in the law of</text:span></text:p>
            <text:p><text:span text:style-name="T2">compensation; that when a man </text:span><text:span text:style-name="T2">broke faith with others,</text:span></text:p>
            <text:p><text:span text:style-name="T2">he had broken faith with </text:span><text:span text:style-name="T2">himself, and that failure would</text:span></text:p>
            <text:p><text:span text:style-name="T2">Follow.</text:span></text:p>
          </table:table-cell>
          <table:table-cell table:number-columns-repeated="1019"/>
        </table:table-row>
        <table:table-row table:style-name="ro10">
          <table:table-cell/>
          <table:table-cell office:value-type="string">
            <text:p>224</text:p>
          </table:table-cell>
          <table:table-cell table:number-columns-repeated="2"/>
          <table:table-cell office:value-type="string">
            <text:p><text:span text:style-name="T2"><text:s/></text:span><text:span text:style-name="T2">His heart turned to his next </text:span><text:span text:style-name="T2">dearest friend -- his</text:span></text:p>
            <text:p><text:span text:style-name="T2">mother. He decided to try to </text:span><text:span text:style-name="T2">make it the happiest</text:span></text:p>
            <text:p><text:span text:style-name="T2">Christmas of her life and </text:span><text:span text:style-name="T2">bought her every kind of a</text:span></text:p>
            <text:p><text:span text:style-name="T2">present that he thought would </text:span><text:span text:style-name="T2">make her happy and</text:span></text:p>
            <text:p><text:span text:style-name="T2">comfortable and sent her a </text:span><text:span text:style-name="T2">check for $5,000.00 to do with</text:span></text:p>
            <text:p><text:span text:style-name="T2">just as she pleased and buy </text:span><text:span text:style-name="T2">anything she wanted.</text:span></text:p>
          </table:table-cell>
          <table:table-cell table:number-columns-repeated="1019"/>
        </table:table-row>
        <table:table-row table:style-name="ro6">
          <table:table-cell/>
          <table:table-cell office:value-type="string">
            <text:p>227</text:p>
          </table:table-cell>
          <table:table-cell table:number-columns-repeated="2"/>
          <table:table-cell office:value-type="string">
            <text:p><text:span text:style-name="T2"><text:s/></text:span><text:span text:style-name="T2">When the</text:span></text:p>
            <text:p><text:span text:style-name="T2">meeting was over, J. H. </text:span><text:span text:style-name="T2">Kennelworth drove out to the</text:span></text:p>
            <text:p><text:span text:style-name="T2">country home of Amelia </text:span><text:span text:style-name="T2">Gordon, Robert's mother. Told</text:span></text:p>
            <text:p><text:span text:style-name="T2">her of her boy's success and the </text:span><text:span text:style-name="T2">plans to meet him in</text:span></text:p>
            <text:p><text:span text:style-name="T2">New York and give him a great </text:span><text:span text:style-name="T2">reception, inviting her</text:span></text:p>
            <text:p><text:span text:style-name="T2">to go on the special train as a </text:span><text:span text:style-name="T2">guest of honor. She</text:span></text:p>
            <text:p><text:span text:style-name="T2">thankfully accepted.</text:span></text:p>
          </table:table-cell>
          <table:table-cell table:number-columns-repeated="1019"/>
        </table:table-row>
        <table:table-row table:style-name="ro8">
          <table:table-cell/>
          <table:table-cell office:value-type="string">
            <text:p>228</text:p>
          </table:table-cell>
          <table:table-cell table:number-columns-repeated="2"/>
          <table:table-cell office:value-type="string">
            <text:p><text:span text:style-name="T2"><text:s/></text:span><text:span text:style-name="T2">Robert received</text:span></text:p>
            <text:p><text:span text:style-name="T2">the surprise of his life when he </text:span><text:span text:style-name="T2">saw his mother</text:span></text:p>
            <text:p><text:span text:style-name="T2">and rushed to her, and after </text:span><text:span text:style-name="T2">greeting her affectionately</text:span></text:p>
            <text:p><text:span text:style-name="T2">turned to shake hands with Mr. </text:span><text:span text:style-name="T2">Kennelworth and Walter</text:span></text:p>
            <text:p><text:span text:style-name="T2">and seeing Mr. and Mrs. </text:span><text:span text:style-name="T2">Stanton there was over</text:span></text:p>
          </table:table-cell>
          <table:table-cell table:number-columns-repeated="1019"/>
        </table:table-row>
        <table:table-row table:style-name="ro16">
          <table:table-cell/>
          <table:table-cell office:value-type="string">
            <text:p>228-229</text:p>
          </table:table-cell>
          <table:table-cell table:number-columns-repeated="2"/>
          <table:table-cell office:value-type="string">
            <text:p><text:span text:style-name="T2"><text:s/></text:span><text:span text:style-name="T2">reception. He</text:span></text:p>
            <text:p><text:span text:style-name="T2">thanked his friends; thanked </text:span><text:span text:style-name="T2">Mr. Kennelworth, personally,</text:span></text:p>
            <text:p><text:span text:style-name="T2">and above all for bringing his </text:span><text:span text:style-name="T2">dear old mother</text:span></text:p>
            <text:p><text:span text:style-name="T2">to see him; said it was the </text:span><text:span text:style-name="T2">happiest moment of his life</text:span></text:p>
            <text:p><text:span text:style-name="T2">and that his one regret was that </text:span><text:span text:style-name="T2">Marie was not there,</text:span></text:p>
            <text:p><text:span text:style-name="T2">but that he still had hope of </text:span><text:span text:style-name="T2">finding her. When the </text:span><text:span text:style-name="T2">reception</text:span></text:p>
            <text:p><text:span text:style-name="T2">was over and Robert had a few </text:span><text:span text:style-name="T2">moments alone</text:span></text:p>
            <text:p><text:span text:style-name="T2">with his dear old mother, she </text:span><text:span text:style-name="T2">said, "My son, do you</text:span></text:p>
            <text:p><text:span text:style-name="T2">remember the dream you had </text:span><text:span text:style-name="T2">when you were a little boy,</text:span></text:p>
            <text:p><text:span text:style-name="T2">which you told me about? That </text:span><text:span text:style-name="T2">you were riding a large</text:span></text:p>
            <text:p><text:span text:style-name="T2">bird with white wings across </text:span><text:span text:style-name="T2">the ocean and how the</text:span></text:p>
            <text:p><text:span text:style-name="T2">foreign countries received you </text:span><text:span text:style-name="T2">with great honor. My</text:span></text:p>
            <text:p><text:span text:style-name="T2">229</text:span></text:p>
            <text:p><text:span text:style-name="T2">boy, when you landed today I </text:span><text:span text:style-name="T2">thought about that dream</text:span></text:p>
            <text:p><text:span text:style-name="T2">and how it had been fulfilled. I </text:span><text:span text:style-name="T2">hope that all of your</text:span></text:p>
            <text:p><text:span text:style-name="T2">other dreams and ambitions </text:span><text:span text:style-name="T2">will be realized and that</text:span></text:p>
            <text:p><text:span text:style-name="T2">you will be rewarded with </text:span><text:span text:style-name="T2">Marie's love, because you</text:span></text:p>
            <text:p><text:span text:style-name="T2">have been faithful and loyal to </text:span><text:span text:style-name="T2">her."</text:span></text:p>
          </table:table-cell>
          <table:table-cell table:number-columns-repeated="1019"/>
        </table:table-row>
        <table:table-row table:style-name="ro8">
          <table:table-cell/>
          <table:table-cell office:value-type="string">
            <text:p>255</text:p>
          </table:table-cell>
          <table:table-cell table:number-columns-repeated="2"/>
          <table:table-cell office:value-type="string">
            <text:p><text:span text:style-name="T2"><text:s/></text:span><text:span text:style-name="T2">With a wild cry that pierced</text:span></text:p>
            <text:p><text:span text:style-name="T2">even the heart of the mother, </text:span><text:span text:style-name="T2">who for the last time in life</text:span></text:p>
            <text:p><text:span text:style-name="T2">gazed upon the dead face of </text:span><text:span text:style-name="T2">her child, Claire Douglass </text:span><text:span text:style-name="T2">dashed</text:span></text:p>
            <text:p><text:span text:style-name="T2">overboard, diving deeper, ever </text:span><text:span text:style-name="T2">deeper, until he caught in his</text:span></text:p>
            <text:p><text:span text:style-name="T2">arms the little figure of his </text:span><text:span text:style-name="T2">dead love.</text:span></text:p>
          </table:table-cell>
          <table:table-cell table:number-columns-repeated="1019"/>
        </table:table-row>
        <table:table-row table:style-name="ro8">
          <table:table-cell/>
          <table:table-cell office:value-type="string">
            <text:p>293</text:p>
          </table:table-cell>
          <table:table-cell table:number-columns-repeated="2"/>
          <table:table-cell office:value-type="string">
            <text:p><text:span text:style-name="T2"><text:s/></text:span><text:span text:style-name="T2">He recalled the dream</text:span></text:p>
            <text:p><text:span text:style-name="T2">his mother had which greatly </text:span><text:span text:style-name="T2">disturbed her. She told</text:span></text:p>
            <text:p><text:span text:style-name="T2">him she dreamed that she saw </text:span><text:span text:style-name="T2">San Francisco destroyed</text:span></text:p>
            <text:p><text:span text:style-name="T2">by some terrible machine and </text:span><text:span text:style-name="T2">that one of her sons had</text:span></text:p>
            <text:p><text:span text:style-name="T2">nearly lost his life there.</text:span></text:p>
          </table:table-cell>
          <table:table-cell table:number-columns-repeated="1019"/>
        </table:table-row>
        <table:table-row table:style-name="ro3">
          <table:table-cell/>
          <table:table-cell office:value-type="string">
            <text:p>293</text:p>
          </table:table-cell>
          <table:table-cell table:number-columns-repeated="2"/>
          <table:table-cell office:value-type="string">
            <text:p><text:span text:style-name="T2"><text:s/></text:span><text:span text:style-name="T2">He prayed</text:span></text:p>
            <text:p><text:span text:style-name="T2">for his dear old mother and </text:span><text:span text:style-name="T2">prayed for Marie that she</text:span></text:p>
            <text:p><text:span text:style-name="T2">might be safe and her life be </text:span><text:span text:style-name="T2">spared, no matter what</text:span></text:p>
            <text:p><text:span text:style-name="T2">his fate might be.</text:span></text:p>
          </table:table-cell>
          <table:table-cell table:number-columns-repeated="1019"/>
        </table:table-row>
        <table:table-row table:style-name="ro3">
          <table:table-cell/>
          <table:table-cell office:value-type="string">
            <text:p>401</text:p>
          </table:table-cell>
          <table:table-cell table:number-columns-repeated="2"/>
          <table:table-cell office:value-type="string">
            <text:p><text:span text:style-name="T2"><text:s/></text:span><text:span text:style-name="T2">His dear old mother was</text:span></text:p>
            <text:p><text:span text:style-name="T2">the happiest woman in the </text:span><text:span text:style-name="T2">world. She greeted him </text:span><text:span text:style-name="T2">affectionately;</text:span></text:p>
            <text:p><text:span text:style-name="T2">told him that all her dreams </text:span><text:span text:style-name="T2">about him</text:span></text:p>
            <text:p><text:span text:style-name="T2">had come true.</text:span></text:p>
          </table:table-cell>
          <table:table-cell table:number-columns-repeated="1019"/>
        </table:table-row>
        <table:table-row table:style-name="ro17">
          <table:table-cell/>
          <table:table-cell office:value-type="string">
            <text:p>410</text:p>
          </table:table-cell>
          <table:table-cell table:number-columns-repeated="2"/>
          <table:table-cell office:value-type="string">
            <text:p><text:span text:style-name="T15">"I demand that the terms of </text:span><text:span text:style-name="T15">peace be signed by</text:span></text:p>
            <text:p><text:span text:style-name="T15">women as well as men. They </text:span><text:span text:style-name="T15">are more just and merciful</text:span></text:p>
            <text:p><text:span text:style-name="T15">and will rule the country in the </text:span><text:span text:style-name="T15">future. If women must</text:span></text:p>
            <text:p><text:span text:style-name="T15">continue to be the </text:span><text:span text:style-name="T13">mothers</text:span><text:span text:style-name="T15"> of </text:span><text:span text:style-name="T15">our men, they must have</text:span></text:p>
            <text:p><text:span text:style-name="T15">the right to decide whether </text:span><text:span text:style-name="T15">their sons shall be sent</text:span></text:p>
            <text:p><text:span text:style-name="T15">to war or not. It will take time </text:span><text:span text:style-name="T15">to arrange the plans</text:span></text:p>
            <text:p><text:span text:style-name="T15">for cities and countries as </text:span><text:span text:style-name="T15">outlined by Ezekiel and I</text:span></text:p>
            <text:p><text:span text:style-name="T15">expect that the terms will be </text:span><text:span text:style-name="T15">acceptable and signed by</text:span></text:p>
            <text:p><text:span text:style-name="T15">the good women of every </text:span><text:span text:style-name="T15">nation.</text:span></text:p>
          </table:table-cell>
          <table:table-cell table:number-columns-repeated="1019"/>
        </table:table-row>
        <table:table-row table:style-name="ro10">
          <table:table-cell/>
          <table:table-cell office:value-type="string">
            <text:p>413</text:p>
          </table:table-cell>
          <table:table-cell table:number-columns-repeated="2"/>
          <table:table-cell table:style-name="ce35" office:value-type="string">
            <text:p><text:span text:style-name="T16">"In speaking of the inspiration </text:span><text:span text:style-name="T16">that has been brought</text:span></text:p>
            <text:p><text:span text:style-name="T16">about by my love for her, I </text:span><text:span text:style-name="T16">want to say that I was always</text:span></text:p>
            <text:p><text:span text:style-name="T16">faithful to my mother and that I </text:span><text:span text:style-name="T16">have honored and respected</text:span></text:p>
            <text:p><text:span text:style-name="T16">her. It was she who taught me </text:span><text:span text:style-name="T16">loyalty to my</text:span></text:p>
            <text:p><text:span text:style-name="T16">country and it was for her that I </text:span><text:span text:style-name="T16">remained loyal and</text:span></text:p>
            <text:p><text:span text:style-name="T16">faithful to the cause of my </text:span><text:span text:style-name="T16">country.</text:span></text:p>
          </table:table-cell>
          <table:table-cell table:number-columns-repeated="1019"/>
        </table:table-row>
        <table:table-row table:style-name="ro2">
          <table:table-cell/>
          <table:table-cell office:value-type="string">
            <text:p>415</text:p>
          </table:table-cell>
          <table:table-cell table:number-columns-repeated="2"/>
          <table:table-cell office:value-type="string">
            <text:p><text:span text:style-name="T2"><text:s/></text:span><text:span text:style-name="T2">You have been loyal to your </text:span><text:span text:style-name="T2">mother, true and</text:span></text:p>
            <text:p><text:span text:style-name="T2">faithful to Marie and now I </text:span><text:span text:style-name="T2">want to read Marie's letter</text:span></text:p>
            <text:p><text:span text:style-name="T2">to you written the day she </text:span><text:span text:style-name="T2">disappeared.</text:span></text:p>
          </table:table-cell>
          <table:table-cell table:number-columns-repeated="1019"/>
        </table:table-row>
        <table:table-row table:style-name="ro2" table:number-rows-repeated="1048528">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8">05/18/2012</text:date>, <text:time>05:20: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17T13:56:35</meta:creation-date>
    <dc:date>2012-05-18T05:20:05</dc:date>
    <meta:editing-duration>PT15H6M23S</meta:editing-duration>
    <meta:editing-cycles>5</meta:editing-cycles>
    <meta:generator>LibreOffice/3.3$Unix LibreOffice_project/330m18$Build-4</meta:generator>
    <meta:document-statistic meta:table-count="10" meta:cell-count="345" meta:object-count="0"/>
  </office:meta>
</office:document-meta>
</file>